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Standard">
      <style:paragraph-properties fo:line-height="200%"/>
      <style:text-properties style:font-name="Times New Roman" fo:font-size="12pt" officeooo:paragraph-rsid="00333b6e" style:font-size-asian="12pt" style:font-size-complex="12pt"/>
    </style:style>
    <style:style style:name="P3" style:family="paragraph" style:parent-style-name="Standard">
      <style:paragraph-properties fo:margin-left="0.25in" fo:margin-right="0in" fo:line-height="200%" fo:text-indent="-0.25in" style:auto-text-indent="false"/>
      <style:text-properties fo:color="#333333" style:font-name="Times New Roman" fo:font-size="12pt" officeooo:paragraph-rsid="00138d79" fo:background-color="transparent" style:font-name-asian="Times New Roman1" style:font-size-asian="12pt" style:font-name-complex="Times New Roman1" style:font-size-complex="12pt"/>
    </style:style>
    <style:style style:name="P4" style:family="paragraph" style:parent-style-name="Standard">
      <style:paragraph-properties fo:margin-left="0.25in" fo:margin-right="0in" fo:line-height="100%" fo:text-indent="-0.25in" style:auto-text-indent="false"/>
      <style:text-properties fo:color="#333333" style:font-name="Times New Roman" fo:font-size="10pt" officeooo:paragraph-rsid="00138d79" fo:background-color="transparent" style:font-name-asian="Times New Roman1" style:font-size-asian="10pt" style:font-name-complex="Times New Roman1" style:font-size-complex="10pt"/>
    </style:style>
    <style:style style:name="P5" style:family="paragraph" style:parent-style-name="Standard">
      <style:paragraph-properties fo:margin-left="0.25in" fo:margin-right="0in" fo:line-height="100%" fo:text-indent="-0.25in" style:auto-text-indent="false"/>
      <style:text-properties fo:color="#333333" style:font-name="Times New Roman" fo:font-size="10pt" officeooo:paragraph-rsid="032e978a" fo:background-color="transparent" style:font-name-asian="Times New Roman1" style:font-size-asian="10pt" style:font-name-complex="Times New Roman1" style:font-size-complex="10pt"/>
    </style:style>
    <style:style style:name="P6" style:family="paragraph" style:parent-style-name="Standard">
      <style:paragraph-properties fo:margin-left="0.25in" fo:margin-right="0in" fo:line-height="200%" fo:text-indent="-0.25in" style:auto-text-indent="false"/>
      <style:text-properties style:font-name="Times New Roman" fo:font-size="12pt" officeooo:paragraph-rsid="00138d79" fo:background-color="transparent" style:font-size-asian="12pt" style:font-name-complex="Times New Roman1" style:font-size-complex="12pt"/>
    </style:style>
    <style:style style:name="P7" style:family="paragraph" style:parent-style-name="Standard">
      <style:paragraph-properties fo:margin-left="0.25in" fo:margin-right="0in" fo:line-height="200%" fo:text-indent="-0.25in" style:auto-text-indent="false"/>
      <style:text-properties style:font-name="Times New Roman" fo:font-size="12pt" officeooo:paragraph-rsid="00138d79" style:font-size-asian="12pt" style:font-size-complex="12pt"/>
    </style:style>
    <style:style style:name="P8" style:family="paragraph" style:parent-style-name="Standard">
      <style:paragraph-properties fo:margin-left="0.25in" fo:margin-right="0in" fo:line-height="100%" fo:text-indent="-0.25in" style:auto-text-indent="false"/>
      <style:text-properties style:font-name="Times New Roman" fo:font-size="10pt" officeooo:paragraph-rsid="00138d79" fo:background-color="transparent" style:font-size-asian="10pt" style:font-name-complex="Times New Roman1" style:font-size-complex="10pt"/>
    </style:style>
    <style:style style:name="P9" style:family="paragraph" style:parent-style-name="Standard">
      <style:paragraph-properties fo:margin-left="0.25in" fo:margin-right="0in" fo:line-height="100%" fo:text-indent="-0.25in" style:auto-text-indent="false"/>
      <style:text-properties officeooo:paragraph-rsid="00138d79"/>
    </style:style>
    <style:style style:name="P10" style:family="paragraph" style:parent-style-name="Text_20_body">
      <style:paragraph-properties fo:margin-top="0.0398in" fo:margin-bottom="0.1366in" loext:contextual-spacing="false" fo:line-height="200%"/>
      <style:text-properties style:font-name="Times New Roman" fo:font-size="12pt" officeooo:paragraph-rsid="02810ce6" style:font-size-asian="12pt" style:font-size-complex="12pt"/>
    </style:style>
    <style:style style:name="P11" style:family="paragraph" style:parent-style-name="Text_20_body">
      <style:paragraph-properties fo:margin-top="0.0398in" fo:margin-bottom="0.1366in" loext:contextual-spacing="false" fo:line-height="200%"/>
      <style:text-properties officeooo:paragraph-rsid="031ae7db"/>
    </style:style>
    <style:style style:name="P12" style:family="paragraph" style:parent-style-name="Text_20_body">
      <style:paragraph-properties fo:margin-top="0.0398in" fo:margin-bottom="0.1366in" loext:contextual-spacing="false" fo:line-height="200%"/>
      <style:text-properties officeooo:paragraph-rsid="0363f597"/>
    </style:style>
    <style:style style:name="P13" style:family="paragraph" style:parent-style-name="Text_20_body">
      <style:paragraph-properties fo:line-height="200%"/>
      <style:text-properties style:font-name="Times New Roman" fo:font-size="12pt" officeooo:paragraph-rsid="00333b6e" fo:background-color="transparent" style:font-size-asian="12pt" style:font-size-complex="12pt"/>
    </style:style>
    <style:style style:name="P14" style:family="paragraph" style:parent-style-name="Text_20_body">
      <style:paragraph-properties fo:line-height="200%"/>
      <style:text-properties style:font-name="Times New Roman" fo:font-size="12pt" officeooo:paragraph-rsid="02670df4" style:font-size-asian="12pt" style:font-size-complex="12pt"/>
    </style:style>
    <style:style style:name="P15" style:family="paragraph" style:parent-style-name="Text_20_body">
      <style:paragraph-properties fo:line-height="200%"/>
      <style:text-properties style:font-name="Times New Roman" fo:font-size="12pt" officeooo:paragraph-rsid="027313bc" style:font-size-asian="12pt" style:font-size-complex="12pt"/>
    </style:style>
    <style:style style:name="P16" style:family="paragraph" style:parent-style-name="Text_20_body">
      <style:paragraph-properties fo:line-height="200%"/>
      <style:text-properties style:font-name="Times New Roman" fo:font-size="12pt" fo:font-weight="bold" officeooo:rsid="00a5fbc9" officeooo:paragraph-rsid="00b99335" fo:background-color="transparent" style:font-size-asian="12pt" style:font-weight-asian="bold" style:font-size-complex="12pt" style:font-weight-complex="bold"/>
    </style:style>
    <style:style style:name="P17" style:family="paragraph" style:parent-style-name="Text_20_body">
      <style:paragraph-properties fo:line-height="200%"/>
      <style:text-properties style:font-name="Times New Roman" fo:font-size="12pt" fo:font-weight="normal" officeooo:rsid="00a5fbc9" officeooo:paragraph-rsid="01577c75" fo:background-color="transparent" style:font-size-asian="12pt" style:font-weight-asian="normal" style:font-size-complex="12pt" style:font-weight-complex="normal"/>
    </style:style>
    <style:style style:name="P18" style:family="paragraph" style:parent-style-name="Text_20_body">
      <style:paragraph-properties fo:line-height="200%"/>
      <style:text-properties officeooo:paragraph-rsid="02720c3d"/>
    </style:style>
    <style:style style:name="P19" style:family="paragraph" style:parent-style-name="Text_20_body">
      <style:paragraph-properties fo:line-height="200%"/>
      <style:text-properties officeooo:paragraph-rsid="01577c75"/>
    </style:style>
    <style:style style:name="P20" style:family="paragraph" style:parent-style-name="Heading_20_2">
      <style:paragraph-properties fo:line-height="200%" fo:text-align="center" style:justify-single-word="false"/>
      <style:text-properties fo:color="#000000" style:font-name="Times New Roman" fo:font-size="12pt" fo:font-weight="bold" officeooo:paragraph-rsid="00138d79" fo:background-color="transparent" style:font-name-asian="Times New Roman1" style:font-size-asian="12pt" style:font-weight-asian="bold" style:font-name-complex="Times New Roman1" style:font-size-complex="12pt" style:font-weight-complex="bold"/>
    </style:style>
    <style:style style:name="P21" style:family="paragraph" style:parent-style-name="Text_20_body">
      <style:paragraph-properties fo:line-height="200%"/>
      <style:text-properties officeooo:paragraph-rsid="02156789"/>
    </style:style>
    <style:style style:name="P22" style:family="paragraph" style:parent-style-name="Text_20_body">
      <style:paragraph-properties fo:margin-top="0.0398in" fo:margin-bottom="0.1366in" loext:contextual-spacing="false" fo:line-height="200%"/>
      <style:text-properties officeooo:paragraph-rsid="03767105"/>
    </style:style>
    <style:style style:name="P23" style:family="paragraph" style:parent-style-name="Text_20_body">
      <style:paragraph-properties fo:margin-top="0.0398in" fo:margin-bottom="0.1366in" loext:contextual-spacing="false" fo:line-height="200%"/>
      <style:text-properties officeooo:paragraph-rsid="0306398f"/>
    </style:style>
    <style:style style:name="T1" style:family="text">
      <style:text-properties fo:color="#000000" fo:font-weight="normal" officeooo:rsid="0015fe6a" fo:background-color="transparent" loext:char-shading-value="0" style:font-name-asian="Times New Roman1" style:font-weight-asian="normal" style:font-name-complex="Times New Roman1" style:font-weight-complex="normal"/>
    </style:style>
    <style:style style:name="T2" style:family="text">
      <style:text-properties fo:color="#000000" style:font-name="Times New Roman" fo:font-size="12pt" fo:font-weight="normal" officeooo:rsid="0012bb52" fo:background-color="transparent" loext:char-shading-value="0" style:font-size-asian="12pt" style:font-weight-asian="normal" style:font-size-complex="12pt" style:font-weight-complex="normal"/>
    </style:style>
    <style:style style:name="T3" style:family="text">
      <style:text-properties fo:color="#000000" style:font-name="Times New Roman" fo:font-size="12pt" fo:font-weight="normal" officeooo:rsid="0012bb52" fo:background-color="transparent" loext:char-shading-value="0" style:font-name-asian="Times New Roman1" style:font-size-asian="12pt" style:font-weight-asian="normal" style:font-name-complex="Times New Roman1" style:font-size-complex="12pt" style:font-weight-complex="normal"/>
    </style:style>
    <style:style style:name="T4" style:family="text">
      <style:text-properties fo:color="#000000" style:font-name="Times New Roman" fo:font-size="12pt" fo:font-weight="normal" officeooo:rsid="00a5fbc9" fo:background-color="transparent" loext:char-shading-value="0" style:font-name-asian="Times New Roman1" style:font-size-asian="12pt" style:font-weight-asian="normal" style:font-name-complex="Times New Roman1" style:font-size-complex="12pt" style:font-weight-complex="normal"/>
    </style:style>
    <style:style style:name="T5" style:family="text">
      <style:text-properties fo:color="#000000" style:font-name="Times New Roman" fo:font-size="12pt" fo:font-weight="normal" officeooo:rsid="01a9c080" fo:background-color="transparent" loext:char-shading-value="0" style:font-name-asian="Times New Roman1" style:font-size-asian="12pt" style:font-weight-asian="normal" style:font-name-complex="Times New Roman1" style:font-size-complex="12pt" style:font-weight-complex="normal"/>
    </style:style>
    <style:style style:name="T6" style:family="text">
      <style:text-properties fo:color="#000000" style:font-name="Times New Roman" fo:font-size="12pt" fo:font-weight="normal" officeooo:rsid="0015fe6a" fo:background-color="transparent" loext:char-shading-value="0" style:font-name-asian="Times New Roman1" style:font-size-asian="12pt" style:font-weight-asian="normal" style:font-name-complex="Times New Roman1" style:font-size-complex="12pt" style:font-weight-complex="normal"/>
    </style:style>
    <style:style style:name="T7" style:family="text">
      <style:text-properties fo:color="#000000" style:font-name="Times New Roman" fo:font-size="12pt" fo:font-weight="normal" officeooo:rsid="01a028fb" fo:background-color="transparent" loext:char-shading-value="0" style:font-name-asian="Times New Roman1" style:font-size-asian="12pt" style:font-weight-asian="normal" style:font-name-complex="Times New Roman1" style:font-size-complex="12pt" style:font-weight-complex="normal"/>
    </style:style>
    <style:style style:name="T8" style:family="text">
      <style:text-properties fo:color="#000000" style:font-name="Times New Roman" fo:font-size="12pt" fo:font-weight="normal" officeooo:rsid="01c8f844" fo:background-color="transparent" loext:char-shading-value="0" style:font-name-asian="Times New Roman1" style:font-size-asian="12pt" style:font-weight-asian="normal" style:font-name-complex="Times New Roman1" style:font-size-complex="12pt" style:font-weight-complex="normal"/>
    </style:style>
    <style:style style:name="T9" style:family="text">
      <style:text-properties fo:color="#000000" style:font-name="Times New Roman" fo:font-size="12pt" fo:font-weight="normal" officeooo:rsid="0012bb52" fo:background-color="#ffffff" loext:char-shading-value="0" style:font-size-asian="12pt" style:font-weight-asian="normal" style:font-size-complex="12pt" style:font-weight-complex="normal"/>
    </style:style>
    <style:style style:name="T10" style:family="text">
      <style:text-properties fo:color="#000000" style:font-name="Times New Roman" fo:font-size="12pt" fo:font-weight="normal" officeooo:rsid="01a4271b" fo:background-color="#ffffff" loext:char-shading-value="0" style:font-size-asian="12pt" style:font-weight-asian="normal" style:font-size-complex="12pt" style:font-weight-complex="normal"/>
    </style:style>
    <style:style style:name="T11" style:family="text">
      <style:text-properties fo:color="#000000" style:font-name="Times New Roman" fo:font-size="12pt" fo:font-weight="normal" officeooo:rsid="01afbfc1" fo:background-color="#ffffff" loext:char-shading-value="0" style:font-size-asian="12pt" style:font-weight-asian="normal" style:font-size-complex="12pt" style:font-weight-complex="normal"/>
    </style:style>
    <style:style style:name="T12" style:family="text">
      <style:text-properties fo:color="#000000" style:font-name="Times New Roman" fo:font-size="12pt" fo:font-weight="normal" officeooo:rsid="0300f766" fo:background-color="#ffffff" loext:char-shading-value="0" style:font-size-asian="12pt" style:font-weight-asian="normal" style:font-size-complex="12pt" style:font-weight-complex="normal"/>
    </style:style>
    <style:style style:name="T13" style:family="text">
      <style:text-properties fo:color="#000000" style:font-name="Times New Roman" fo:font-size="12pt" fo:font-weight="normal" officeooo:rsid="02b99a5f" fo:background-color="#ffffff" loext:char-shading-value="0" style:font-size-asian="12pt" style:font-weight-asian="normal" style:font-size-complex="12pt" style:font-weight-complex="normal"/>
    </style:style>
    <style:style style:name="T14" style:family="text">
      <style:text-properties fo:color="#000000" style:font-name="Times New Roman" fo:font-size="12pt" fo:font-weight="normal" officeooo:rsid="01c72ad2" fo:background-color="#ffffff" loext:char-shading-value="0" style:font-size-asian="12pt" style:font-weight-asian="normal" style:font-size-complex="12pt" style:font-weight-complex="normal"/>
    </style:style>
    <style:style style:name="T15" style:family="text">
      <style:text-properties fo:color="#000000" style:font-name="Times New Roman" fo:font-size="12pt" fo:font-weight="normal" officeooo:rsid="025e2abc" fo:background-color="#ffffff" loext:char-shading-value="0" style:font-size-asian="12pt" style:font-weight-asian="normal" style:font-size-complex="12pt" style:font-weight-complex="normal"/>
    </style:style>
    <style:style style:name="T16" style:family="text">
      <style:text-properties fo:color="#000000" style:font-name="Times New Roman" fo:font-size="12pt" fo:font-weight="normal" officeooo:rsid="01e52418" fo:background-color="#ffffff" loext:char-shading-value="0" style:font-size-asian="12pt" style:font-weight-asian="normal" style:font-size-complex="12pt" style:font-weight-complex="normal"/>
    </style:style>
    <style:style style:name="T17" style:family="text">
      <style:text-properties fo:color="#000000" style:font-name="Times New Roman" fo:font-size="12pt" fo:font-weight="normal" officeooo:rsid="034ae97a" fo:background-color="#ffffff" loext:char-shading-value="0" style:font-size-asian="12pt" style:font-weight-asian="normal" style:font-size-complex="12pt" style:font-weight-complex="normal"/>
    </style:style>
    <style:style style:name="T18" style:family="text">
      <style:text-properties fo:color="#000000" style:font-name="Times New Roman" fo:font-size="12pt" fo:font-weight="normal" officeooo:rsid="01f2f83d" fo:background-color="#ffffff" loext:char-shading-value="0" style:font-size-asian="12pt" style:font-weight-asian="normal" style:font-size-complex="12pt" style:font-weight-complex="normal"/>
    </style:style>
    <style:style style:name="T19" style:family="text">
      <style:text-properties fo:color="#000000" style:font-name="Times New Roman" fo:font-size="12pt" fo:font-weight="normal" officeooo:rsid="019ece8c" fo:background-color="#ffffff" loext:char-shading-value="0" style:font-size-asian="12pt" style:font-weight-asian="normal" style:font-size-complex="12pt" style:font-weight-complex="normal"/>
    </style:style>
    <style:style style:name="T20" style:family="text">
      <style:text-properties fo:color="#000000" style:font-name="Times New Roman" fo:font-size="12pt" fo:font-weight="normal" officeooo:rsid="01bf9b0b" fo:background-color="#ffffff" loext:char-shading-value="0" style:font-size-asian="12pt" style:font-weight-asian="normal" style:font-size-complex="12pt" style:font-weight-complex="normal"/>
    </style:style>
    <style:style style:name="T21" style:family="text">
      <style:text-properties fo:color="#000000" style:font-name="Times New Roman" fo:font-size="12pt" fo:font-weight="normal" officeooo:rsid="019fa5a0" fo:background-color="#ffffff" loext:char-shading-value="0" style:font-size-asian="12pt" style:font-weight-asian="normal" style:font-size-complex="12pt" style:font-weight-complex="normal"/>
    </style:style>
    <style:style style:name="T22" style:family="text">
      <style:text-properties fo:color="#000000" style:font-name="Times New Roman" fo:font-size="12pt" fo:font-weight="normal" officeooo:rsid="01ba0696" fo:background-color="#ffffff" loext:char-shading-value="0" style:font-size-asian="12pt" style:font-weight-asian="normal" style:font-size-complex="12pt" style:font-weight-complex="normal"/>
    </style:style>
    <style:style style:name="T23" style:family="text">
      <style:text-properties fo:color="#000000" style:font-name="Times New Roman" fo:font-size="12pt" fo:font-weight="normal" officeooo:rsid="019f86bb" fo:background-color="#ffffff" loext:char-shading-value="0" style:font-size-asian="12pt" style:font-weight-asian="normal" style:font-size-complex="12pt" style:font-weight-complex="normal"/>
    </style:style>
    <style:style style:name="T24" style:family="text">
      <style:text-properties fo:color="#000000" style:font-name="Times New Roman" fo:font-size="12pt" fo:font-weight="normal" officeooo:rsid="01f7684f" fo:background-color="#ffffff" loext:char-shading-value="0" style:font-size-asian="12pt" style:font-weight-asian="normal" style:font-size-complex="12pt" style:font-weight-complex="normal"/>
    </style:style>
    <style:style style:name="T25" style:family="text">
      <style:text-properties fo:color="#000000" style:font-name="Times New Roman" fo:font-size="12pt" fo:font-weight="normal" officeooo:rsid="01a028fb" fo:background-color="#ffffff" loext:char-shading-value="0" style:font-size-asian="12pt" style:font-weight-asian="normal" style:font-size-complex="12pt" style:font-weight-complex="normal"/>
    </style:style>
    <style:style style:name="T26" style:family="text">
      <style:text-properties fo:color="#000000" style:font-name="Times New Roman" fo:font-size="12pt" fo:font-weight="normal" officeooo:rsid="01c77c9e"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fo:font-weight="normal" officeooo:rsid="01e8ef95"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fo:font-weight="normal" officeooo:rsid="01f07ff4"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fo:font-weight="normal" officeooo:rsid="01f80301"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fo:font-weight="normal" officeooo:rsid="01cc43b6"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fo:font-weight="normal" officeooo:rsid="01c8f844"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fo:font-weight="normal" officeooo:rsid="0012bb52" fo:background-color="#ffffff" loext:char-shading-value="0" style:font-name-asian="Times New Roman1" style:font-size-asian="12pt" style:font-weight-asian="normal" style:font-name-complex="Times New Roman1" style:font-size-complex="12pt" style:font-weight-complex="normal"/>
    </style:style>
    <style:style style:name="T33" style:family="text">
      <style:text-properties fo:color="#000000" style:font-name="Times New Roman" fo:font-size="12pt" fo:font-weight="normal" officeooo:rsid="01afbfc1" fo:background-color="#ffffff" loext:char-shading-value="0" style:font-name-asian="Times New Roman1" style:font-size-asian="12pt" style:font-weight-asian="normal" style:font-name-complex="Times New Roman1" style:font-size-complex="12pt" style:font-weight-complex="normal"/>
    </style:style>
    <style:style style:name="T34" style:family="text">
      <style:text-properties fo:color="#000000" style:font-name="Times New Roman" fo:font-size="12pt" fo:font-weight="normal" officeooo:rsid="01c8f844" fo:background-color="#ffffff" loext:char-shading-value="0" style:font-name-asian="Times New Roman1" style:font-size-asian="12pt" style:font-weight-asian="normal" style:font-name-complex="Times New Roman1" style:font-size-complex="12pt" style:font-weight-complex="normal"/>
    </style:style>
    <style:style style:name="T35" style:family="text">
      <style:text-properties fo:color="#000000" style:font-name="Times New Roman" fo:font-size="12pt" fo:font-weight="normal" officeooo:rsid="0015fe6a" style:letter-kerning="false" fo:background-color="transparent" loext:char-shading-value="0" style:font-name-asian="Times New Roman1" style:font-size-asian="12pt" style:font-weight-asian="normal" style:font-name-complex="Times New Roman1" style:font-size-complex="12pt" style:font-weight-complex="normal"/>
    </style:style>
    <style:style style:name="T36" style:family="text">
      <style:text-properties fo:color="#000000" style:font-name="Times New Roman" fo:font-size="12pt" fo:font-style="normal" fo:font-weight="normal" officeooo:rsid="023b939b" style:letter-kerning="fals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7" style:family="text">
      <style:text-properties fo:color="#000000" style:font-name="Times New Roman" fo:font-size="12pt" fo:font-style="normal" fo:font-weight="normal" officeooo:rsid="0012bb52" style:letter-kerning="fals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fo:color="#000000" style:font-name="Times New Roman" fo:font-size="12pt" fo:font-style="normal" fo:font-weight="normal" officeooo:rsid="035c49ae" style:letter-kerning="fals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9" style:family="text">
      <style:text-properties fo:color="#000000" style:font-name="Times New Roman" fo:font-size="12pt" fo:font-style="normal" fo:font-weight="normal" officeooo:rsid="023ffa5d" style:letter-kerning="fals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0" style:family="text">
      <style:text-properties fo:color="#000000" style:font-name="Times New Roman" fo:font-size="12pt" fo:font-style="normal" fo:font-weight="normal" officeooo:rsid="023d7373" style:letter-kerning="fals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1" style:family="text">
      <style:text-properties fo:color="#000000" style:font-name="Times New Roman" fo:font-size="12pt" fo:font-style="normal" fo:font-weight="normal" officeooo:rsid="0363f597" style:letter-kerning="fals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2" style:family="text">
      <style:text-properties fo:color="#000000" style:font-name="Times New Roman" fo:font-size="12pt" fo:font-style="normal" fo:font-weight="normal" officeooo:rsid="01c8f844"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style:font-name="Times New Roman" fo:font-size="12pt" fo:font-style="normal" fo:font-weight="normal" officeooo:rsid="01cc43b6"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style:font-name="Times New Roman" fo:font-size="12pt" fo:font-style="normal" fo:font-weight="normal" officeooo:rsid="01cf4058"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000000" style:font-name="Times New Roman" fo:font-size="12pt" fo:font-style="normal" fo:font-weight="normal" officeooo:rsid="020e10c1" fo:background-color="#ffffff" loext:char-shading-value="0" style:font-size-asian="12pt" style:font-style-asian="normal" style:font-weight-asian="normal" style:font-size-complex="12pt" style:font-style-complex="normal" style:font-weight-complex="normal"/>
    </style:style>
    <style:style style:name="T46" style:family="text">
      <style:text-properties fo:color="#000000" style:font-name="Times New Roman" fo:font-size="12pt" fo:font-style="normal" fo:font-weight="normal" officeooo:rsid="01ec058c" fo:background-color="#ffffff" loext:char-shading-value="0" style:font-size-asian="12pt" style:font-style-asian="normal" style:font-weight-asian="normal" style:font-size-complex="12pt" style:font-style-complex="normal" style:font-weight-complex="normal"/>
    </style:style>
    <style:style style:name="T47" style:family="text">
      <style:text-properties fo:color="#000000" style:font-name="Times New Roman" fo:font-size="12pt" fo:font-style="normal" fo:font-weight="normal" officeooo:rsid="01da80b4" fo:background-color="#ffffff" loext:char-shading-value="0" style:font-size-asian="12pt" style:font-style-asian="normal" style:font-weight-asian="normal" style:font-size-complex="12pt" style:font-style-complex="normal" style:font-weight-complex="normal"/>
    </style:style>
    <style:style style:name="T48" style:family="text">
      <style:text-properties fo:color="#000000" style:font-name="Times New Roman" fo:font-size="12pt" fo:font-style="normal" fo:font-weight="normal" officeooo:rsid="01dcc80f"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style:font-name="Times New Roman" fo:font-size="12pt" fo:font-style="normal" fo:font-weight="normal" officeooo:rsid="0012bb52" fo:background-color="#ffffff" loext:char-shading-value="0" style:font-size-asian="12pt" style:font-style-asian="normal" style:font-weight-asian="normal" style:font-size-complex="12pt" style:font-style-complex="normal" style:font-weight-complex="normal"/>
    </style:style>
    <style:style style:name="T50" style:family="text">
      <style:text-properties fo:color="#000000" style:font-name="Times New Roman" fo:font-size="12pt" fo:font-style="normal" fo:font-weight="normal" officeooo:rsid="01e09693" fo:background-color="#ffffff" loext:char-shading-value="0" style:font-size-asian="12pt" style:font-style-asian="normal" style:font-weight-asian="normal" style:font-size-complex="12pt" style:font-style-complex="normal" style:font-weight-complex="normal"/>
    </style:style>
    <style:style style:name="T51" style:family="text">
      <style:text-properties fo:color="#000000" style:font-name="Times New Roman" fo:font-size="12pt" fo:font-style="normal" fo:font-weight="normal" officeooo:rsid="01ed7cff" fo:background-color="#ffffff" loext:char-shading-value="0" style:font-size-asian="12pt" style:font-style-asian="normal" style:font-weight-asian="normal" style:font-size-complex="12pt" style:font-style-complex="normal" style:font-weight-complex="normal"/>
    </style:style>
    <style:style style:name="T52" style:family="text">
      <style:text-properties fo:color="#000000" style:font-name="Times New Roman" fo:font-size="12pt" fo:font-style="normal" fo:font-weight="normal" officeooo:rsid="01fb55f1" fo:background-color="#ffffff" loext:char-shading-value="0" style:font-size-asian="12pt" style:font-style-asian="normal" style:font-weight-asian="normal" style:font-size-complex="12pt" style:font-style-complex="normal" style:font-weight-complex="normal"/>
    </style:style>
    <style:style style:name="T53" style:family="text">
      <style:text-properties fo:color="#000000" style:font-name="Times New Roman" fo:font-size="12pt" fo:font-style="normal" fo:font-weight="normal" officeooo:rsid="01e4a3b1" fo:background-color="#ffffff" loext:char-shading-value="0" style:font-size-asian="12pt" style:font-style-asian="normal" style:font-weight-asian="normal" style:font-size-complex="12pt" style:font-style-complex="normal" style:font-weight-complex="normal"/>
    </style:style>
    <style:style style:name="T54" style:family="text">
      <style:text-properties fo:color="#000000" style:font-name="Times New Roman" fo:font-size="12pt" fo:font-style="normal" fo:font-weight="normal" officeooo:rsid="025e2abc" fo:background-color="#ffffff" loext:char-shading-value="0" style:font-size-asian="12pt" style:font-style-asian="normal" style:font-weight-asian="normal" style:font-size-complex="12pt" style:font-style-complex="normal" style:font-weight-complex="normal"/>
    </style:style>
    <style:style style:name="T55" style:family="text">
      <style:text-properties fo:color="#000000" style:font-name="Times New Roman" fo:font-size="12pt" fo:font-style="normal" fo:font-weight="normal" officeooo:rsid="0375f02c" fo:background-color="#ffffff" loext:char-shading-value="0" style:font-size-asian="12pt" style:font-style-asian="normal" style:font-weight-asian="normal" style:font-size-complex="12pt" style:font-style-complex="normal" style:font-weight-complex="normal"/>
    </style:style>
    <style:style style:name="T56" style:family="text">
      <style:text-properties fo:color="#000000" style:font-name="Times New Roman" fo:font-size="12pt" fo:font-style="normal" fo:font-weight="normal" officeooo:rsid="02b9be35" fo:background-color="#ffffff" loext:char-shading-value="0" style:font-size-asian="12pt" style:font-style-asian="normal" style:font-weight-asian="normal" style:font-size-complex="12pt" style:font-style-complex="normal" style:font-weight-complex="normal"/>
    </style:style>
    <style:style style:name="T57" style:family="text">
      <style:text-properties fo:color="#000000" style:font-name="Times New Roman" fo:font-size="12pt" fo:font-style="normal" fo:font-weight="normal" officeooo:rsid="038daeaa" fo:background-color="#ffffff" loext:char-shading-value="0" style:font-size-asian="12pt" style:font-style-asian="normal" style:font-weight-asian="normal" style:font-size-complex="12pt" style:font-style-complex="normal" style:font-weight-complex="normal"/>
    </style:style>
    <style:style style:name="T58" style:family="text">
      <style:text-properties fo:color="#000000" style:font-name="Times New Roman" fo:font-size="12pt" fo:font-style="normal" fo:font-weight="normal" officeooo:rsid="02ed5af8" fo:background-color="#ffffff" loext:char-shading-value="0" style:font-size-asian="12pt" style:font-style-asian="normal" style:font-weight-asian="normal" style:font-size-complex="12pt" style:font-style-complex="normal" style:font-weight-complex="normal"/>
    </style:style>
    <style:style style:name="T59" style:family="text">
      <style:text-properties fo:color="#000000" style:font-name="Times New Roman" fo:font-size="12pt" fo:font-style="normal" fo:font-weight="normal" officeooo:rsid="02ee6be8"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style:font-name="Times New Roman" fo:font-size="12pt" fo:font-style="normal" fo:font-weight="normal" officeooo:rsid="0012bb5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1" style:family="text">
      <style:text-properties fo:color="#000000" style:font-name="Times New Roman" fo:font-size="12pt" fo:font-style="normal" fo:font-weight="normal" officeooo:rsid="01c8f84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2" style:family="text">
      <style:text-properties fo:color="#000000" style:font-name="Times New Roman" fo:font-size="12pt" fo:font-style="normal" fo:font-weight="normal" officeooo:rsid="01afbfc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3" style:family="text">
      <style:text-properties fo:color="#000000" style:font-name="Times New Roman" fo:font-size="12pt" fo:font-style="normal" fo:font-weight="normal" officeooo:rsid="01e4a3b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4" style:family="text">
      <style:text-properties fo:color="#000000" style:font-name="Times New Roman" fo:font-size="12pt" fo:font-style="normal" fo:font-weight="normal" officeooo:rsid="0300f766"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5" style:family="text">
      <style:text-properties fo:color="#000000" style:font-name="Times New Roman" fo:font-size="12pt" fo:font-style="normal" fo:font-weight="normal" officeooo:rsid="00a5fbc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6" style:family="text">
      <style:text-properties fo:color="#000000" style:font-name="Times New Roman" fo:font-size="12pt" fo:font-style="normal" fo:font-weight="normal" officeooo:rsid="01d351c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fo:font-style="normal" fo:font-weight="normal" officeooo:rsid="01ec058c" fo:background-color="#ffffff" loext:char-shading-value="0" style:font-style-asian="normal" style:font-weight-asian="normal" style:font-style-complex="normal" style:font-weight-complex="normal"/>
    </style:style>
    <style:style style:name="T68" style:family="text">
      <style:text-properties fo:color="#000000" fo:font-style="normal" fo:font-weight="normal" officeooo:rsid="01da80b4" fo:background-color="#ffffff" loext:char-shading-value="0" style:font-style-asian="normal" style:font-weight-asian="normal" style:font-style-complex="normal" style:font-weight-complex="normal"/>
    </style:style>
    <style:style style:name="T69" style:family="text">
      <style:text-properties fo:color="#000000" fo:font-style="normal" fo:font-weight="normal" officeooo:rsid="0012bb52" fo:background-color="#ffffff" loext:char-shading-value="0" style:font-style-asian="normal" style:font-weight-asian="normal" style:font-style-complex="normal" style:font-weight-complex="normal"/>
    </style:style>
    <style:style style:name="T70" style:family="text">
      <style:text-properties fo:color="#000000" fo:font-style="normal" fo:font-weight="normal" officeooo:rsid="02ed5af8" fo:background-color="#ffffff" loext:char-shading-value="0" style:font-style-asian="normal" style:font-weight-asian="normal" style:font-style-complex="normal" style:font-weight-complex="normal"/>
    </style:style>
    <style:style style:name="T71" style:family="text">
      <style:text-properties fo:color="#000000" fo:font-style="normal" fo:font-weight="normal" officeooo:rsid="02ee6be8" fo:background-color="#ffffff" loext:char-shading-value="0" style:font-style-asian="normal" style:font-weight-asian="normal" style:font-style-complex="normal" style:font-weight-complex="normal"/>
    </style:style>
    <style:style style:name="T72" style:family="text">
      <style:text-properties fo:color="#000000" fo:font-style="normal" fo:font-weight="normal" officeooo:rsid="0012bb52" fo:background-color="#ffffff" loext:char-shading-value="0" style:font-name-asian="Times New Roman1" style:font-style-asian="normal" style:font-weight-asian="normal" style:font-name-complex="Times New Roman1" style:font-style-complex="normal" style:font-weight-complex="normal"/>
    </style:style>
    <style:style style:name="T73" style:family="text">
      <style:text-properties fo:color="#000000" fo:font-style="normal" fo:font-weight="normal" officeooo:rsid="01c8f844" fo:background-color="#ffffff" loext:char-shading-value="0" style:font-name-asian="Times New Roman1" style:font-style-asian="normal" style:font-weight-asian="normal" style:font-name-complex="Times New Roman1" style:font-style-complex="normal" style:font-weight-complex="normal"/>
    </style:style>
    <style:style style:name="T74" style:family="text">
      <style:text-properties fo:color="#000000" fo:font-style="normal" fo:font-weight="normal" officeooo:rsid="01e4a3b1" fo:background-color="#ffffff" loext:char-shading-value="0" style:font-name-asian="Times New Roman1" style:font-style-asian="normal" style:font-weight-asian="normal" style:font-name-complex="Times New Roman1" style:font-style-complex="normal" style:font-weight-complex="normal"/>
    </style:style>
    <style:style style:name="T75" style:family="text">
      <style:text-properties fo:color="#000000" fo:font-style="normal" fo:font-weight="normal" officeooo:rsid="020a2de2" fo:background-color="#ffffff" loext:char-shading-value="0" style:font-name-asian="Times New Roman1" style:font-style-asian="normal" style:font-weight-asian="normal" style:font-name-complex="Times New Roman1" style:font-style-complex="normal" style:font-weight-complex="normal"/>
    </style:style>
    <style:style style:name="T76" style:family="text">
      <style:text-properties fo:color="#000000" fo:font-style="normal" fo:font-weight="normal" officeooo:rsid="00a5fbc9" fo:background-color="transparent" loext:char-shading-value="0" style:font-name-asian="Times New Roman1" style:font-style-asian="normal" style:font-weight-asian="normal" style:font-name-complex="Times New Roman1" style:font-style-complex="normal" style:font-weight-complex="normal"/>
    </style:style>
    <style:style style:name="T77" style:family="text">
      <style:text-properties fo:color="#000000" fo:font-style="normal" fo:font-weight="normal" officeooo:rsid="01d351c7" fo:background-color="transparent" loext:char-shading-value="0" style:font-name-asian="Times New Roman1" style:font-style-asian="normal" style:font-weight-asian="normal" style:font-name-complex="Times New Roman1" style:font-style-complex="normal" style:font-weight-complex="normal"/>
    </style:style>
    <style:style style:name="T78" style:family="text">
      <style:text-properties fo:color="#000000" fo:font-style="normal" fo:font-weight="normal" officeooo:rsid="0171afde" fo:background-color="transparent" loext:char-shading-value="0" style:font-name-asian="Times New Roman1" style:font-style-asian="normal" style:font-weight-asian="normal" style:font-name-complex="Times New Roman1" style:font-style-complex="normal" style:font-weight-complex="normal"/>
    </style:style>
    <style:style style:name="T79" style:family="text">
      <style:text-properties fo:color="#000000" fo:font-style="normal" fo:font-weight="normal" officeooo:rsid="021f6433" fo:background-color="transparent" loext:char-shading-value="0" style:font-name-asian="Times New Roman1" style:font-style-asian="normal" style:font-weight-asian="normal" style:font-name-complex="Times New Roman1" style:font-style-complex="normal" style:font-weight-complex="normal"/>
    </style:style>
    <style:style style:name="T80" style:family="text">
      <style:text-properties fo:color="#000000" fo:font-style="normal" fo:font-weight="normal" officeooo:rsid="01fd63d5" fo:background-color="transparent" loext:char-shading-value="0" style:font-name-asian="Times New Roman1" style:font-style-asian="normal" style:font-weight-asian="normal" style:font-name-complex="Times New Roman1" style:font-style-complex="normal" style:font-weight-complex="normal"/>
    </style:style>
    <style:style style:name="T81" style:family="text">
      <style:text-properties fo:color="#000000" fo:font-style="normal" fo:font-weight="normal" officeooo:rsid="02052dbd" fo:background-color="transparent" loext:char-shading-value="0" style:font-name-asian="Times New Roman1" style:font-style-asian="normal" style:font-weight-asian="normal" style:font-name-complex="Times New Roman1" style:font-style-complex="normal" style:font-weight-complex="normal"/>
    </style:style>
    <style:style style:name="T82" style:family="text">
      <style:text-properties fo:color="#000000" fo:font-style="normal" fo:font-weight="normal" officeooo:rsid="020ca5df" fo:background-color="transparent" loext:char-shading-value="0" style:font-name-asian="Times New Roman1" style:font-style-asian="normal" style:font-weight-asian="normal" style:font-name-complex="Times New Roman1" style:font-style-complex="normal" style:font-weight-complex="normal"/>
    </style:style>
    <style:style style:name="T83" style:family="text">
      <style:text-properties fo:color="#000000" fo:font-style="normal" fo:font-weight="normal" officeooo:rsid="02156789" fo:background-color="transparent" loext:char-shading-value="0" style:font-name-asian="Times New Roman1" style:font-style-asian="normal" style:font-weight-asian="normal" style:font-name-complex="Times New Roman1" style:font-style-complex="normal" style:font-weight-complex="normal"/>
    </style:style>
    <style:style style:name="T84" style:family="text">
      <style:text-properties fo:color="#000000" fo:font-style="normal" fo:font-weight="normal" officeooo:rsid="0216167f" fo:background-color="transparent" loext:char-shading-value="0" style:font-name-asian="Times New Roman1" style:font-style-asian="normal" style:font-weight-asian="normal" style:font-name-complex="Times New Roman1" style:font-style-complex="normal" style:font-weight-complex="normal"/>
    </style:style>
    <style:style style:name="T85" style:family="text">
      <style:text-properties fo:color="#000000" fo:font-style="normal" fo:font-weight="normal" officeooo:rsid="025e2abc" fo:background-color="transparent" loext:char-shading-value="0" style:font-name-asian="Times New Roman1" style:font-style-asian="normal" style:font-weight-asian="normal" style:font-name-complex="Times New Roman1" style:font-style-complex="normal" style:font-weight-complex="normal"/>
    </style:style>
    <style:style style:name="T86" style:family="text">
      <style:text-properties fo:color="#000000" fo:font-style="normal" fo:font-weight="normal" officeooo:rsid="023b939b" fo:background-color="transparent" loext:char-shading-value="0" style:font-name-asian="Times New Roman1" style:font-style-asian="normal" style:font-weight-asian="normal" style:font-name-complex="Times New Roman1" style:font-style-complex="normal" style:font-weight-complex="normal"/>
    </style:style>
    <style:style style:name="T87" style:family="text">
      <style:text-properties fo:color="#000000" fo:font-style="normal" fo:font-weight="normal" officeooo:rsid="0012bb52" fo:background-color="transparent" loext:char-shading-value="0" style:font-name-asian="Times New Roman1" style:font-style-asian="normal" style:font-weight-asian="normal" style:font-name-complex="Times New Roman1" style:font-style-complex="normal" style:font-weight-complex="normal"/>
    </style:style>
    <style:style style:name="T88" style:family="text">
      <style:text-properties fo:color="#000000" fo:font-style="normal" fo:font-weight="normal" officeooo:rsid="023ffa5d" fo:background-color="transparent" loext:char-shading-value="0" style:font-name-asian="Times New Roman1" style:font-style-asian="normal" style:font-weight-asian="normal" style:font-name-complex="Times New Roman1" style:font-style-complex="normal" style:font-weight-complex="normal"/>
    </style:style>
    <style:style style:name="T89" style:family="text">
      <style:text-properties fo:color="#000000" fo:font-style="normal" fo:font-weight="normal" officeooo:rsid="023d7373" fo:background-color="transparent" loext:char-shading-value="0" style:font-name-asian="Times New Roman1" style:font-style-asian="normal" style:font-weight-asian="normal" style:font-name-complex="Times New Roman1" style:font-style-complex="normal" style:font-weight-complex="normal"/>
    </style:style>
    <style:style style:name="T90" style:family="text">
      <style:text-properties fo:color="#000000" fo:font-style="normal" fo:font-weight="normal" officeooo:rsid="0244303a" fo:background-color="transparent" loext:char-shading-value="0" style:font-name-asian="Times New Roman1" style:font-style-asian="normal" style:font-weight-asian="normal" style:font-name-complex="Times New Roman1" style:font-style-complex="normal" style:font-weight-complex="normal"/>
    </style:style>
    <style:style style:name="T91" style:family="text">
      <style:text-properties fo:color="#000000" fo:font-style="normal" fo:font-weight="normal" officeooo:rsid="022f25dc" fo:background-color="transparent" loext:char-shading-value="0" style:font-name-asian="Times New Roman1" style:font-style-asian="normal" style:font-weight-asian="normal" style:font-name-complex="Times New Roman1" style:font-style-complex="normal" style:font-weight-complex="normal"/>
    </style:style>
    <style:style style:name="T92" style:family="text">
      <style:text-properties fo:color="#000000" fo:font-style="normal" fo:font-weight="normal" officeooo:rsid="0232ac14" fo:background-color="transparent" loext:char-shading-value="0" style:font-name-asian="Times New Roman1" style:font-style-asian="normal" style:font-weight-asian="normal" style:font-name-complex="Times New Roman1" style:font-style-complex="normal" style:font-weight-complex="normal"/>
    </style:style>
    <style:style style:name="T93" style:family="text">
      <style:text-properties fo:color="#000000" fo:font-style="normal" fo:font-weight="normal" officeooo:rsid="02353fc6" fo:background-color="transparent" loext:char-shading-value="0" style:font-name-asian="Times New Roman1" style:font-style-asian="normal" style:font-weight-asian="normal" style:font-name-complex="Times New Roman1" style:font-style-complex="normal" style:font-weight-complex="normal"/>
    </style:style>
    <style:style style:name="T94" style:family="text">
      <style:text-properties fo:color="#000000" fo:font-style="normal" fo:font-weight="normal" officeooo:rsid="023a160a" fo:background-color="transparent" loext:char-shading-value="0" style:font-name-asian="Times New Roman1" style:font-style-asian="normal" style:font-weight-asian="normal" style:font-name-complex="Times New Roman1" style:font-style-complex="normal" style:font-weight-complex="normal"/>
    </style:style>
    <style:style style:name="T95" style:family="text">
      <style:text-properties fo:color="#000000" fo:font-style="normal" fo:font-weight="normal" officeooo:rsid="02459b4f" fo:background-color="transparent" loext:char-shading-value="0" style:font-name-asian="Times New Roman1" style:font-style-asian="normal" style:font-weight-asian="normal" style:font-name-complex="Times New Roman1" style:font-style-complex="normal" style:font-weight-complex="normal"/>
    </style:style>
    <style:style style:name="T96" style:family="text">
      <style:text-properties fo:color="#000000" fo:font-style="normal" fo:font-weight="normal" officeooo:rsid="02485856" fo:background-color="transparent" loext:char-shading-value="0" style:font-name-asian="Times New Roman1" style:font-style-asian="normal" style:font-weight-asian="normal" style:font-name-complex="Times New Roman1" style:font-style-complex="normal" style:font-weight-complex="normal"/>
    </style:style>
    <style:style style:name="T97" style:family="text">
      <style:text-properties fo:color="#000000" fo:font-style="normal" fo:font-weight="normal" officeooo:rsid="02491103" fo:background-color="transparent" loext:char-shading-value="0" style:font-name-asian="Times New Roman1" style:font-style-asian="normal" style:font-weight-asian="normal" style:font-name-complex="Times New Roman1" style:font-style-complex="normal" style:font-weight-complex="normal"/>
    </style:style>
    <style:style style:name="T98" style:family="text">
      <style:text-properties fo:color="#000000" fo:font-style="normal" fo:font-weight="normal" officeooo:rsid="02570c60" fo:background-color="transparent" loext:char-shading-value="0" style:font-name-asian="Times New Roman1" style:font-style-asian="normal" style:font-weight-asian="normal" style:font-name-complex="Times New Roman1" style:font-style-complex="normal" style:font-weight-complex="normal"/>
    </style:style>
    <style:style style:name="T99" style:family="text">
      <style:text-properties fo:color="#000000" fo:font-style="normal" fo:font-weight="normal" officeooo:rsid="02b9be35" fo:background-color="transparent" loext:char-shading-value="0" style:font-name-asian="Times New Roman1" style:font-style-asian="normal" style:font-weight-asian="normal" style:font-name-complex="Times New Roman1" style:font-style-complex="normal" style:font-weight-complex="normal"/>
    </style:style>
    <style:style style:name="T100" style:family="text">
      <style:text-properties fo:color="#000000" fo:font-style="normal" fo:font-weight="normal" officeooo:rsid="0257e05f" fo:background-color="transparent" loext:char-shading-value="0" style:font-name-asian="Times New Roman1" style:font-style-asian="normal" style:font-weight-asian="normal" style:font-name-complex="Times New Roman1" style:font-style-complex="normal" style:font-weight-complex="normal"/>
    </style:style>
    <style:style style:name="T101" style:family="text">
      <style:text-properties fo:color="#000000" fo:font-style="normal" fo:font-weight="normal" officeooo:rsid="025c9238" fo:background-color="transparent" loext:char-shading-value="0" style:font-name-asian="Times New Roman1" style:font-style-asian="normal" style:font-weight-asian="normal" style:font-name-complex="Times New Roman1" style:font-style-complex="normal" style:font-weight-complex="normal"/>
    </style:style>
    <style:style style:name="T102" style:family="text">
      <style:text-properties fo:color="#000000" fo:font-style="normal" fo:font-weight="normal" officeooo:rsid="0262c5dc" fo:background-color="transparent" loext:char-shading-value="0" style:font-name-asian="Times New Roman1" style:font-style-asian="normal" style:font-weight-asian="normal" style:font-name-complex="Times New Roman1" style:font-style-complex="normal" style:font-weight-complex="normal"/>
    </style:style>
    <style:style style:name="T103" style:family="text">
      <style:text-properties fo:color="#000000" fo:font-style="normal" fo:font-weight="normal" officeooo:rsid="0303ace3" fo:background-color="transparent" loext:char-shading-value="0" style:font-name-asian="Times New Roman1" style:font-style-asian="normal" style:font-weight-asian="normal" style:font-name-complex="Times New Roman1" style:font-style-complex="normal" style:font-weight-complex="normal"/>
    </style:style>
    <style:style style:name="T104" style:family="text">
      <style:text-properties fo:color="#000000" fo:font-style="normal" fo:font-weight="normal" officeooo:rsid="02670df4" fo:background-color="transparent" loext:char-shading-value="0" style:font-name-asian="Times New Roman1" style:font-style-asian="normal" style:font-weight-asian="normal" style:font-name-complex="Times New Roman1" style:font-style-complex="normal" style:font-weight-complex="normal"/>
    </style:style>
    <style:style style:name="T105" style:family="text">
      <style:text-properties fo:color="#000000" fo:font-style="normal" fo:font-weight="normal" officeooo:rsid="0015fe6a" fo:background-color="transparent" loext:char-shading-value="0" style:font-name-asian="Times New Roman1" style:font-style-asian="normal" style:font-weight-asian="normal" style:font-name-complex="Times New Roman1" style:font-style-complex="normal" style:font-weight-complex="normal"/>
    </style:style>
    <style:style style:name="T106" style:family="text">
      <style:text-properties fo:color="#000000" fo:font-style="normal" fo:font-weight="normal" officeooo:rsid="026b9270" fo:background-color="transparent" loext:char-shading-value="0" style:font-name-asian="Times New Roman1" style:font-style-asian="normal" style:font-weight-asian="normal" style:font-name-complex="Times New Roman1" style:font-style-complex="normal" style:font-weight-complex="normal"/>
    </style:style>
    <style:style style:name="T107" style:family="text">
      <style:text-properties fo:color="#000000" fo:font-style="normal" fo:font-weight="normal" officeooo:rsid="026c0b20" fo:background-color="transparent" loext:char-shading-value="0" style:font-name-asian="Times New Roman1" style:font-style-asian="normal" style:font-weight-asian="normal" style:font-name-complex="Times New Roman1" style:font-style-complex="normal" style:font-weight-complex="normal"/>
    </style:style>
    <style:style style:name="T108" style:family="text">
      <style:text-properties fo:color="#000000" fo:font-style="normal" fo:font-weight="normal" officeooo:rsid="02782440" fo:background-color="transparent" loext:char-shading-value="0" style:font-name-asian="Times New Roman1" style:font-style-asian="normal" style:font-weight-asian="normal" style:font-name-complex="Times New Roman1" style:font-style-complex="normal" style:font-weight-complex="normal"/>
    </style:style>
    <style:style style:name="T109" style:family="text">
      <style:text-properties fo:color="#000000" fo:font-style="normal" fo:font-weight="normal" officeooo:rsid="027c0bcc" fo:background-color="transparent" loext:char-shading-value="0" style:font-name-asian="Times New Roman1" style:font-style-asian="normal" style:font-weight-asian="normal" style:font-name-complex="Times New Roman1" style:font-style-complex="normal" style:font-weight-complex="normal"/>
    </style:style>
    <style:style style:name="T110" style:family="text">
      <style:text-properties fo:color="#000000" fo:font-style="normal" fo:font-weight="normal" officeooo:rsid="02810ce6" fo:background-color="transparent" loext:char-shading-value="0" style:font-name-asian="Times New Roman1" style:font-style-asian="normal" style:font-weight-asian="normal" style:font-name-complex="Times New Roman1" style:font-style-complex="normal" style:font-weight-complex="normal"/>
    </style:style>
    <style:style style:name="T111" style:family="text">
      <style:text-properties fo:color="#000000" fo:font-style="normal" fo:font-weight="normal" officeooo:rsid="0375f02c" fo:background-color="transparent" loext:char-shading-value="0" style:font-name-asian="Times New Roman1" style:font-style-asian="normal" style:font-weight-asian="normal" style:font-name-complex="Times New Roman1" style:font-style-complex="normal" style:font-weight-complex="normal"/>
    </style:style>
    <style:style style:name="T112" style:family="text">
      <style:text-properties fo:color="#333333" style:font-name="Times New Roman" fo:font-size="12pt" fo:background-color="transparent" loext:char-shading-value="0" style:font-name-asian="Times New Roman1" style:font-size-asian="12pt" style:font-name-complex="Times New Roman1" style:font-size-complex="12pt"/>
    </style:style>
    <style:style style:name="T113" style:family="text">
      <style:text-properties fo:color="#333333" style:font-name="Times New Roman" fo:font-size="12pt" fo:font-style="italic" fo:background-color="transparent" loext:char-shading-value="0" style:font-name-asian="Times New Roman1" style:font-size-asian="12pt" style:font-style-asian="italic" style:font-name-complex="Times New Roman1" style:font-size-complex="12pt" style:font-style-complex="italic"/>
    </style:style>
    <style:style style:name="T114" style:family="text">
      <style:text-properties fo:font-weight="normal" officeooo:rsid="00a5fbc9" fo:background-color="transparent" loext:char-shading-value="0" style:font-weight-asian="normal" style:font-weight-complex="normal"/>
    </style:style>
    <style:style style:name="T115" style:family="text">
      <style:text-properties fo:font-weight="normal" officeooo:rsid="0125fe36" fo:background-color="transparent" loext:char-shading-value="0" style:font-weight-asian="normal" style:font-weight-complex="normal"/>
    </style:style>
    <style:style style:name="T116" style:family="text">
      <style:text-properties fo:font-weight="normal" officeooo:rsid="01272d6c" fo:background-color="transparent" loext:char-shading-value="0" style:font-weight-asian="normal" style:font-weight-complex="normal"/>
    </style:style>
    <style:style style:name="T117" style:family="text">
      <style:text-properties fo:font-weight="normal" officeooo:rsid="0115854c" fo:background-color="transparent" loext:char-shading-value="0" style:font-weight-asian="normal" style:font-weight-complex="normal"/>
    </style:style>
    <style:style style:name="T118" style:family="text">
      <style:text-properties fo:font-weight="normal" officeooo:rsid="02ed5af8" fo:background-color="transparent" loext:char-shading-value="0" style:font-weight-asian="normal" style:font-weight-complex="normal"/>
    </style:style>
    <style:style style:name="T119" style:family="text">
      <style:text-properties fo:font-weight="normal" officeooo:rsid="0306398f" fo:background-color="transparent" loext:char-shading-value="0" style:font-weight-asian="normal" style:font-weight-complex="normal"/>
    </style:style>
    <style:style style:name="T120" style:family="text">
      <style:text-properties fo:font-weight="normal" officeooo:rsid="02d9c5dd" fo:background-color="transparent" loext:char-shading-value="0" style:font-weight-asian="normal" style:font-weight-complex="normal"/>
    </style:style>
    <style:style style:name="T121" style:family="text">
      <style:text-properties fo:font-weight="normal" officeooo:rsid="02ee6be8" fo:background-color="transparent" loext:char-shading-value="0" style:font-weight-asian="normal" style:font-weight-complex="normal"/>
    </style:style>
    <style:style style:name="T122" style:family="text">
      <style:text-properties fo:font-weight="normal" officeooo:rsid="02ebb755" fo:background-color="transparent" loext:char-shading-value="0" style:font-weight-asian="normal" style:font-weight-complex="normal"/>
    </style:style>
    <style:style style:name="T123" style:family="text">
      <style:text-properties fo:font-weight="normal" officeooo:rsid="038daeaa" fo:background-color="transparent" loext:char-shading-value="0" style:font-weight-asian="normal" style:font-weight-complex="normal"/>
    </style:style>
    <style:style style:name="T124" style:family="text">
      <style:text-properties fo:font-style="italic" officeooo:rsid="00a5fbc9" style:font-style-asian="italic" style:font-style-complex="italic"/>
    </style:style>
    <style:style style:name="T125" style:family="text">
      <style:text-properties fo:font-style="italic" officeooo:rsid="010106fb" style:font-style-asian="italic" style:font-style-complex="italic"/>
    </style:style>
    <style:style style:name="T126" style:family="text">
      <style:text-properties fo:font-style="italic" fo:font-weight="normal" officeooo:rsid="00a5fbc9" fo:background-color="transparent" loext:char-shading-value="0" style:font-style-asian="italic" style:font-weight-asian="normal" style:font-style-complex="italic" style:font-weight-complex="normal"/>
    </style:style>
    <style:style style:name="T127" style:family="text">
      <style:text-properties fo:font-style="italic" fo:font-weight="normal" officeooo:rsid="010106fb" fo:background-color="transparent" loext:char-shading-value="0" style:font-style-asian="italic" style:font-weight-asian="normal" style:font-style-complex="italic" style:font-weight-complex="normal"/>
    </style:style>
    <style:style style:name="T128" style:family="text">
      <style:text-properties fo:font-weight="bold" officeooo:rsid="00afa65d" style:font-weight-asian="bold" style:font-weight-complex="bold"/>
    </style:style>
    <style:style style:name="T129" style:family="text">
      <style:text-properties fo:font-weight="bold" officeooo:rsid="00a5fbc9" style:font-weight-asian="bold" style:font-weight-complex="bold"/>
    </style:style>
    <style:style style:name="T130" style:family="text">
      <style:text-properties officeooo:rsid="00a5fbc9"/>
    </style:style>
    <style:style style:name="T131" style:family="text">
      <style:text-properties style:font-name="Times New Roman" fo:font-size="12pt" style:font-size-asian="12pt" style:font-size-complex="12pt"/>
    </style:style>
    <style:style style:name="T132" style:family="text">
      <style:text-properties style:font-name="Times New Roman" fo:font-size="12pt" officeooo:rsid="019ece8c" style:font-size-asian="12pt" style:font-size-complex="12pt"/>
    </style:style>
    <style:style style:name="T133" style:family="text">
      <style:text-properties style:font-name="Times New Roman" fo:font-size="12pt" officeooo:rsid="02b99a5f" style:font-size-asian="12pt" style:font-size-complex="12pt"/>
    </style:style>
    <style:style style:name="T134" style:family="text">
      <style:text-properties style:font-name="Times New Roman" fo:font-size="12pt" officeooo:rsid="019f86bb" style:font-size-asian="12pt" style:font-size-complex="12pt"/>
    </style:style>
    <style:style style:name="T135" style:family="text">
      <style:text-properties style:font-name="Times New Roman" fo:font-size="12pt" officeooo:rsid="00a5fbc9" style:font-size-asian="12pt" style:font-size-complex="12pt"/>
    </style:style>
    <style:style style:name="T136" style:family="text">
      <style:text-properties style:font-name="Times New Roman" fo:font-size="12pt" officeooo:rsid="0113246b" style:font-size-asian="12pt" style:font-size-complex="12pt"/>
    </style:style>
    <style:style style:name="T137" style:family="text">
      <style:text-properties style:font-name="Times New Roman" fo:font-size="12pt" officeooo:rsid="0113a988" style:font-size-asian="12pt" style:font-size-complex="12pt"/>
    </style:style>
    <style:style style:name="T138" style:family="text">
      <style:text-properties style:font-name="Times New Roman" fo:font-size="12pt" officeooo:rsid="012a50be" style:font-size-asian="12pt" style:font-size-complex="12pt"/>
    </style:style>
    <style:style style:name="T139" style:family="text">
      <style:text-properties style:font-name="Times New Roman" fo:font-size="12pt" fo:background-color="transparent" loext:char-shading-value="0" style:font-size-asian="12pt" style:font-name-complex="Times New Roman1" style:font-size-complex="12pt"/>
    </style:style>
    <style:style style:name="T140" style:family="text">
      <style:text-properties style:font-name="Times New Roman" fo:font-size="12pt" officeooo:rsid="00e50117" fo:background-color="transparent" loext:char-shading-value="0" style:font-size-asian="12pt" style:font-size-complex="12pt"/>
    </style:style>
    <style:style style:name="T141" style:family="text">
      <style:text-properties style:font-name="Times New Roman" fo:font-size="12pt" officeooo:rsid="019e1be7" fo:background-color="transparent" loext:char-shading-value="0" style:font-size-asian="12pt" style:font-size-complex="12pt"/>
    </style:style>
    <style:style style:name="T142" style:family="text">
      <style:text-properties style:font-name="Times New Roman" fo:font-size="12pt" officeooo:rsid="01ba0696" fo:background-color="transparent" loext:char-shading-value="0" style:font-size-asian="12pt" style:font-size-complex="12pt"/>
    </style:style>
    <style:style style:name="T143" style:family="text">
      <style:text-properties style:font-name="Times New Roman" fo:font-size="12pt" officeooo:rsid="020e10c1" fo:background-color="transparent" loext:char-shading-value="0" style:font-size-asian="12pt" style:font-size-complex="12pt"/>
    </style:style>
    <style:style style:name="T144" style:family="text">
      <style:text-properties style:font-name="Times New Roman" fo:font-size="12pt" officeooo:rsid="01a3ffc9" fo:background-color="transparent" loext:char-shading-value="0" style:font-size-asian="12pt" style:font-size-complex="12pt"/>
    </style:style>
    <style:style style:name="T145" style:family="text">
      <style:text-properties style:font-name="Times New Roman" fo:font-size="12pt" officeooo:rsid="038daeaa" fo:background-color="transparent" loext:char-shading-value="0" style:font-size-asian="12pt" style:font-size-complex="12pt"/>
    </style:style>
    <style:style style:name="T146" style:family="text">
      <style:text-properties style:font-name="Times New Roman" fo:font-size="12pt" fo:background-color="transparent" loext:char-shading-value="0" style:font-name-asian="Times New Roman1" style:font-size-asian="12pt" style:font-name-complex="Times New Roman1" style:font-size-complex="12pt"/>
    </style:style>
    <style:style style:name="T147" style:family="text">
      <style:text-properties style:font-name="Times New Roman" fo:font-size="12pt" fo:font-style="italic" fo:background-color="transparent" loext:char-shading-value="0" style:font-size-asian="12pt" style:font-style-asian="italic" style:font-name-complex="Times New Roman1" style:font-size-complex="12pt" style:font-style-complex="italic"/>
    </style:style>
    <style:style style:name="T148" style:family="text">
      <style:text-properties style:font-name="Times New Roman" fo:font-size="12pt" fo:font-weight="normal" officeooo:rsid="00e50117" fo:background-color="transparent" loext:char-shading-value="0" style:font-size-asian="12pt" style:font-weight-asian="normal" style:font-size-complex="12pt" style:font-weight-complex="normal"/>
    </style:style>
    <style:style style:name="T149" style:family="text">
      <style:text-properties style:font-name="Times New Roman" fo:font-size="12pt" fo:font-weight="normal" officeooo:rsid="013f8c44" fo:background-color="transparent" loext:char-shading-value="0" style:font-size-asian="12pt" style:font-weight-asian="normal" style:font-size-complex="12pt" style:font-weight-complex="normal"/>
    </style:style>
    <style:style style:name="T150" style:family="text">
      <style:text-properties style:font-name="Times New Roman" fo:font-size="12pt" fo:font-weight="normal" officeooo:rsid="00e456de" fo:background-color="transparent" loext:char-shading-value="0" style:font-size-asian="12pt" style:font-weight-asian="normal" style:font-size-complex="12pt" style:font-weight-complex="normal"/>
    </style:style>
    <style:style style:name="T151" style:family="text">
      <style:text-properties style:font-name="Times New Roman" fo:font-size="12pt" fo:font-weight="normal" officeooo:rsid="00f57de0" fo:background-color="transparent" loext:char-shading-value="0" style:font-size-asian="12pt" style:font-weight-asian="normal" style:font-size-complex="12pt" style:font-weight-complex="normal"/>
    </style:style>
    <style:style style:name="T152" style:family="text">
      <style:text-properties style:font-name="Times New Roman" fo:font-size="12pt" fo:font-weight="normal" officeooo:rsid="0125fe36" fo:background-color="transparent" loext:char-shading-value="0" style:font-size-asian="12pt" style:font-weight-asian="normal" style:font-size-complex="12pt" style:font-weight-complex="normal"/>
    </style:style>
    <style:style style:name="T153" style:family="text">
      <style:text-properties style:font-name="Times New Roman" fo:font-size="12pt" fo:font-weight="normal" officeooo:rsid="00a5fbc9" fo:background-color="transparent" loext:char-shading-value="0" style:font-size-asian="12pt" style:font-weight-asian="normal" style:font-size-complex="12pt" style:font-weight-complex="normal"/>
    </style:style>
    <style:style style:name="T154" style:family="text">
      <style:text-properties style:font-name="Times New Roman" fo:font-size="12pt" fo:font-weight="normal" officeooo:rsid="0113a988" fo:background-color="transparent" loext:char-shading-value="0" style:font-size-asian="12pt" style:font-weight-asian="normal" style:font-size-complex="12pt" style:font-weight-complex="normal"/>
    </style:style>
    <style:style style:name="T155" style:family="text">
      <style:text-properties style:font-name="Times New Roman" fo:font-size="12pt" fo:font-weight="normal" officeooo:rsid="01352a3a" fo:background-color="transparent" loext:char-shading-value="0" style:font-size-asian="12pt" style:font-weight-asian="normal" style:font-size-complex="12pt" style:font-weight-complex="normal"/>
    </style:style>
    <style:style style:name="T156" style:family="text">
      <style:text-properties style:font-name="Times New Roman" fo:font-size="12pt" fo:font-weight="normal" officeooo:rsid="01272d6c" fo:background-color="transparent" loext:char-shading-value="0" style:font-size-asian="12pt" style:font-weight-asian="normal" style:font-size-complex="12pt" style:font-weight-complex="normal"/>
    </style:style>
    <style:style style:name="T157" style:family="text">
      <style:text-properties style:font-name="Times New Roman" fo:font-size="12pt" fo:font-weight="normal" officeooo:rsid="0131682a" fo:background-color="transparent" loext:char-shading-value="0" style:font-size-asian="12pt" style:font-weight-asian="normal" style:font-size-complex="12pt" style:font-weight-complex="normal"/>
    </style:style>
    <style:style style:name="T158" style:family="text">
      <style:text-properties style:font-name="Times New Roman" fo:font-size="12pt" fo:font-weight="normal" officeooo:rsid="01635e79" fo:background-color="transparent" loext:char-shading-value="0" style:font-size-asian="12pt" style:font-weight-asian="normal" style:font-size-complex="12pt" style:font-weight-complex="normal"/>
    </style:style>
    <style:style style:name="T159" style:family="text">
      <style:text-properties style:font-name="Times New Roman" fo:font-size="12pt" fo:font-weight="normal" officeooo:rsid="02ef9ce0" fo:background-color="transparent" loext:char-shading-value="0" style:font-size-asian="12pt" style:font-weight-asian="normal" style:font-size-complex="12pt" style:font-weight-complex="normal"/>
    </style:style>
    <style:style style:name="T160" style:family="text">
      <style:text-properties style:font-name="Times New Roman" fo:font-size="12pt" fo:font-weight="normal" officeooo:rsid="03096c10" fo:background-color="transparent" loext:char-shading-value="0" style:font-size-asian="12pt" style:font-weight-asian="normal" style:font-size-complex="12pt" style:font-weight-complex="normal"/>
    </style:style>
    <style:style style:name="T161" style:family="text">
      <style:text-properties style:font-name="Times New Roman" fo:font-size="12pt" fo:font-weight="normal" officeooo:rsid="030bb4de" fo:background-color="transparent" loext:char-shading-value="0" style:font-size-asian="12pt" style:font-weight-asian="normal" style:font-size-complex="12pt" style:font-weight-complex="normal"/>
    </style:style>
    <style:style style:name="T162" style:family="text">
      <style:text-properties style:font-name="Times New Roman" fo:font-size="12pt" fo:font-weight="normal" officeooo:rsid="0309d2e0" fo:background-color="transparent" loext:char-shading-value="0" style:font-size-asian="12pt" style:font-weight-asian="normal" style:font-size-complex="12pt" style:font-weight-complex="normal"/>
    </style:style>
    <style:style style:name="T163" style:family="text">
      <style:text-properties style:font-name="Times New Roman" fo:font-size="12pt" fo:font-weight="normal" officeooo:rsid="031407be" fo:background-color="transparent" loext:char-shading-value="0" style:font-size-asian="12pt" style:font-weight-asian="normal" style:font-size-complex="12pt" style:font-weight-complex="normal"/>
    </style:style>
    <style:style style:name="T164" style:family="text">
      <style:text-properties style:font-name="Times New Roman" fo:font-size="12pt" fo:font-weight="normal" officeooo:rsid="0318c720" fo:background-color="transparent" loext:char-shading-value="0" style:font-size-asian="12pt" style:font-weight-asian="normal" style:font-size-complex="12pt" style:font-weight-complex="normal"/>
    </style:style>
    <style:style style:name="T165" style:family="text">
      <style:text-properties style:font-name="Times New Roman" fo:font-size="12pt" fo:font-weight="normal" officeooo:rsid="03234d1e" fo:background-color="transparent" loext:char-shading-value="0" style:font-size-asian="12pt" style:font-weight-asian="normal" style:font-size-complex="12pt" style:font-weight-complex="normal"/>
    </style:style>
    <style:style style:name="T166" style:family="text">
      <style:text-properties style:font-name="Times New Roman" fo:font-size="12pt" fo:font-weight="normal" officeooo:rsid="031ae7db" fo:background-color="transparent" loext:char-shading-value="0" style:font-size-asian="12pt" style:font-weight-asian="normal" style:font-size-complex="12pt" style:font-weight-complex="normal"/>
    </style:style>
    <style:style style:name="T167" style:family="text">
      <style:text-properties style:font-name="Times New Roman" fo:font-size="12pt" fo:font-weight="normal" officeooo:rsid="013b0d2d" fo:background-color="transparent" loext:char-shading-value="0" style:font-size-asian="12pt" style:font-weight-asian="normal" style:font-size-complex="12pt" style:font-weight-complex="normal"/>
    </style:style>
    <style:style style:name="T168" style:family="text">
      <style:text-properties style:font-name="Times New Roman" fo:font-size="12pt" fo:font-weight="normal" officeooo:rsid="01675a5e" fo:background-color="transparent" loext:char-shading-value="0" style:font-size-asian="12pt" style:font-weight-asian="normal" style:font-size-complex="12pt" style:font-weight-complex="normal"/>
    </style:style>
    <style:style style:name="T169" style:family="text">
      <style:text-properties style:font-name="Times New Roman" fo:font-size="12pt" fo:font-weight="normal" officeooo:rsid="02fb5d2e" fo:background-color="transparent" loext:char-shading-value="0" style:font-size-asian="12pt" style:font-weight-asian="normal" style:font-size-complex="12pt" style:font-weight-complex="normal"/>
    </style:style>
    <style:style style:name="T170" style:family="text">
      <style:text-properties style:font-name="Times New Roman" fo:font-size="12pt" fo:font-weight="normal" officeooo:rsid="028b5833" fo:background-color="transparent" loext:char-shading-value="0" style:font-size-asian="12pt" style:font-weight-asian="normal" style:font-size-complex="12pt" style:font-weight-complex="normal"/>
    </style:style>
    <style:style style:name="T171" style:family="text">
      <style:text-properties style:font-name="Times New Roman" fo:font-size="12pt" fo:font-weight="normal" officeooo:rsid="028aaead" fo:background-color="transparent" loext:char-shading-value="0" style:font-size-asian="12pt" style:font-weight-asian="normal" style:font-size-complex="12pt" style:font-weight-complex="normal"/>
    </style:style>
    <style:style style:name="T172" style:family="text">
      <style:text-properties style:font-name="Times New Roman" fo:font-size="12pt" fo:font-weight="normal" officeooo:rsid="036a4805" fo:background-color="transparent" loext:char-shading-value="0" style:font-size-asian="12pt" style:font-weight-asian="normal" style:font-size-complex="12pt" style:font-weight-complex="normal"/>
    </style:style>
    <style:style style:name="T173" style:family="text">
      <style:text-properties style:font-name="Times New Roman" fo:font-size="12pt" fo:font-weight="normal" officeooo:rsid="032739dd" fo:background-color="transparent" loext:char-shading-value="0" style:font-size-asian="12pt" style:font-weight-asian="normal" style:font-size-complex="12pt" style:font-weight-complex="normal"/>
    </style:style>
    <style:style style:name="T174" style:family="text">
      <style:text-properties style:font-name="Times New Roman" fo:font-size="12pt" fo:font-weight="normal" officeooo:rsid="010e29a9" fo:background-color="transparent" loext:char-shading-value="0" style:font-size-asian="12pt" style:font-weight-asian="normal" style:font-size-complex="12pt" style:font-weight-complex="normal"/>
    </style:style>
    <style:style style:name="T175" style:family="text">
      <style:text-properties style:font-name="Times New Roman" fo:font-size="12pt" fo:font-weight="normal" officeooo:rsid="0111bae8" fo:background-color="transparent" loext:char-shading-value="0" style:font-size-asian="12pt" style:font-weight-asian="normal" style:font-size-complex="12pt" style:font-weight-complex="normal"/>
    </style:style>
    <style:style style:name="T176" style:family="text">
      <style:text-properties style:font-name="Times New Roman" fo:font-size="12pt" fo:font-weight="normal" officeooo:rsid="01736951" fo:background-color="transparent" loext:char-shading-value="0" style:font-size-asian="12pt" style:font-weight-asian="normal" style:font-size-complex="12pt" style:font-weight-complex="normal"/>
    </style:style>
    <style:style style:name="T177" style:family="text">
      <style:text-properties style:font-name="Times New Roman" fo:font-size="12pt" fo:font-weight="normal" officeooo:rsid="02b1cdca" fo:background-color="transparent" loext:char-shading-value="0" style:font-size-asian="12pt" style:font-weight-asian="normal" style:font-size-complex="12pt" style:font-weight-complex="normal"/>
    </style:style>
    <style:style style:name="T178" style:family="text">
      <style:text-properties style:font-name="Times New Roman" fo:font-size="12pt" fo:font-weight="normal" officeooo:rsid="02c170fc" fo:background-color="transparent" loext:char-shading-value="0" style:font-size-asian="12pt" style:font-weight-asian="normal" style:font-size-complex="12pt" style:font-weight-complex="normal"/>
    </style:style>
    <style:style style:name="T179" style:family="text">
      <style:text-properties style:font-name="Times New Roman" fo:font-size="12pt" fo:font-weight="normal" officeooo:rsid="02c6aba7" fo:background-color="transparent" loext:char-shading-value="0" style:font-size-asian="12pt" style:font-weight-asian="normal" style:font-size-complex="12pt" style:font-weight-complex="normal"/>
    </style:style>
    <style:style style:name="T180" style:family="text">
      <style:text-properties style:font-name="Times New Roman" fo:font-size="12pt" fo:font-weight="normal" officeooo:rsid="0375f02c" fo:background-color="transparent" loext:char-shading-value="0" style:font-size-asian="12pt" style:font-weight-asian="normal" style:font-size-complex="12pt" style:font-weight-complex="normal"/>
    </style:style>
    <style:style style:name="T181" style:family="text">
      <style:text-properties style:font-name="Times New Roman" fo:font-size="12pt" fo:font-weight="normal" officeooo:rsid="02d3e74c" fo:background-color="transparent" loext:char-shading-value="0" style:font-size-asian="12pt" style:font-weight-asian="normal" style:font-size-complex="12pt" style:font-weight-complex="normal"/>
    </style:style>
    <style:style style:name="T182" style:family="text">
      <style:text-properties style:font-name="Times New Roman" fo:font-size="12pt" fo:font-weight="normal" officeooo:rsid="02c36e67" fo:background-color="transparent" loext:char-shading-value="0" style:font-size-asian="12pt" style:font-weight-asian="normal" style:font-size-complex="12pt" style:font-weight-complex="normal"/>
    </style:style>
    <style:style style:name="T183" style:family="text">
      <style:text-properties style:font-name="Times New Roman" fo:font-size="12pt" fo:font-weight="normal" officeooo:rsid="02cd40d5" fo:background-color="transparent" loext:char-shading-value="0" style:font-size-asian="12pt" style:font-weight-asian="normal" style:font-size-complex="12pt" style:font-weight-complex="normal"/>
    </style:style>
    <style:style style:name="T184" style:family="text">
      <style:text-properties style:font-name="Times New Roman" fo:font-size="12pt" fo:font-weight="normal" officeooo:rsid="0380139a" fo:background-color="transparent" loext:char-shading-value="0" style:font-size-asian="12pt" style:font-weight-asian="normal" style:font-size-complex="12pt" style:font-weight-complex="normal"/>
    </style:style>
    <style:style style:name="T185" style:family="text">
      <style:text-properties style:font-name="Times New Roman" fo:font-size="12pt" fo:font-weight="normal" officeooo:rsid="0382ce00" fo:background-color="transparent" loext:char-shading-value="0" style:font-size-asian="12pt" style:font-weight-asian="normal" style:font-size-complex="12pt" style:font-weight-complex="normal"/>
    </style:style>
    <style:style style:name="T186" style:family="text">
      <style:text-properties style:font-name="Times New Roman" fo:font-size="12pt" fo:font-weight="normal" officeooo:rsid="038daeaa" fo:background-color="transparent" loext:char-shading-value="0" style:font-size-asian="12pt" style:font-weight-asian="normal" style:font-size-complex="12pt" style:font-weight-complex="normal"/>
    </style:style>
    <style:style style:name="T187" style:family="text">
      <style:text-properties style:font-name="Times New Roman" fo:font-size="12pt" fo:font-weight="normal" officeooo:rsid="02ed5af8" fo:background-color="transparent" loext:char-shading-value="0" style:font-size-asian="12pt" style:font-weight-asian="normal" style:font-size-complex="12pt" style:font-weight-complex="normal"/>
    </style:style>
    <style:style style:name="T188" style:family="text">
      <style:text-properties style:font-name="Times New Roman" fo:font-size="12pt" fo:font-weight="normal" officeooo:rsid="0115854c" fo:background-color="transparent" loext:char-shading-value="0" style:font-size-asian="12pt" style:font-weight-asian="normal" style:font-size-complex="12pt" style:font-weight-complex="normal"/>
    </style:style>
    <style:style style:name="T189" style:family="text">
      <style:text-properties style:font-name="Times New Roman" fo:font-size="12pt" fo:font-weight="normal" officeooo:rsid="0306398f" fo:background-color="transparent" loext:char-shading-value="0" style:font-size-asian="12pt" style:font-weight-asian="normal" style:font-size-complex="12pt" style:font-weight-complex="normal"/>
    </style:style>
    <style:style style:name="T190" style:family="text">
      <style:text-properties style:font-name="Times New Roman" fo:font-size="12pt" fo:font-weight="normal" officeooo:rsid="02d9c5dd" fo:background-color="transparent" loext:char-shading-value="0" style:font-size-asian="12pt" style:font-weight-asian="normal" style:font-size-complex="12pt" style:font-weight-complex="normal"/>
    </style:style>
    <style:style style:name="T191" style:family="text">
      <style:text-properties style:font-name="Times New Roman" fo:font-size="12pt" fo:font-weight="normal" officeooo:rsid="02ee6be8" fo:background-color="transparent" loext:char-shading-value="0" style:font-size-asian="12pt" style:font-weight-asian="normal" style:font-size-complex="12pt" style:font-weight-complex="normal"/>
    </style:style>
    <style:style style:name="T192" style:family="text">
      <style:text-properties style:font-name="Times New Roman" fo:font-size="12pt" fo:font-weight="normal" officeooo:rsid="02ebb755" fo:background-color="transparent" loext:char-shading-value="0" style:font-size-asian="12pt" style:font-weight-asian="normal" style:font-size-complex="12pt" style:font-weight-complex="normal"/>
    </style:style>
    <style:style style:name="T193" style:family="text">
      <style:text-properties style:font-name="Times New Roman" fo:font-size="12pt" fo:font-weight="normal" officeooo:rsid="038ea9f3" fo:background-color="transparent" loext:char-shading-value="0" style:font-size-asian="12pt" style:font-weight-asian="normal" style:font-size-complex="12pt" style:font-weight-complex="normal"/>
    </style:style>
    <style:style style:name="T194" style:family="text">
      <style:text-properties style:font-name="Times New Roman" fo:font-size="12pt" fo:font-weight="normal" officeooo:rsid="031ae7db" fo:background-color="#ffffff" loext:char-shading-value="0" style:font-size-asian="12pt" style:font-weight-asian="normal" style:font-size-complex="12pt" style:font-weight-complex="normal"/>
    </style:style>
    <style:style style:name="T195" style:family="text">
      <style:text-properties style:font-name="Times New Roman" fo:font-size="12pt" fo:font-weight="normal" officeooo:rsid="02ef9ce0" fo:background-color="#ffffff" loext:char-shading-value="0" style:font-size-asian="12pt" style:font-weight-asian="normal" style:font-size-complex="12pt" style:font-weight-complex="normal"/>
    </style:style>
    <style:style style:name="T196" style:family="text">
      <style:text-properties style:font-name="Times New Roman" fo:font-size="12pt" fo:font-weight="normal" officeooo:rsid="03234d1e" fo:background-color="#ffffff" loext:char-shading-value="0" style:font-size-asian="12pt" style:font-weight-asian="normal" style:font-size-complex="12pt" style:font-weight-complex="normal"/>
    </style:style>
    <style:style style:name="T197" style:family="text">
      <style:text-properties style:font-name="Times New Roman" fo:font-size="12pt" fo:font-weight="normal" officeooo:rsid="031c3e14" fo:background-color="#ffffff" loext:char-shading-value="0" style:font-size-asian="12pt" style:font-weight-asian="normal" style:font-size-complex="12pt" style:font-weight-complex="normal"/>
    </style:style>
    <style:style style:name="T198" style:family="text">
      <style:text-properties style:font-name="Times New Roman" fo:font-size="12pt" fo:font-weight="normal" officeooo:rsid="02fb5d2e" fo:background-color="#ffffff" loext:char-shading-value="0" style:font-size-asian="12pt" style:font-weight-asian="normal" style:font-size-complex="12pt" style:font-weight-complex="normal"/>
    </style:style>
    <style:style style:name="T199" style:family="text">
      <style:text-properties style:font-name="Times New Roman" fo:font-size="12pt" fo:font-weight="normal" officeooo:rsid="02fbddc8" fo:background-color="#ffffff" loext:char-shading-value="0" style:font-size-asian="12pt" style:font-weight-asian="normal" style:font-size-complex="12pt" style:font-weight-complex="normal"/>
    </style:style>
    <style:style style:name="T200" style:family="text">
      <style:text-properties style:font-name="Times New Roman" fo:font-size="12pt" fo:font-weight="normal" officeooo:rsid="03767105" fo:background-color="#ffffff" loext:char-shading-value="0" style:font-size-asian="12pt" style:font-weight-asian="normal" style:font-size-complex="12pt" style:font-weight-complex="normal"/>
    </style:style>
    <style:style style:name="T201" style:family="text">
      <style:text-properties style:font-name="Times New Roman" fo:font-size="12pt" fo:font-weight="normal" officeooo:rsid="038e64a4" fo:background-color="#ffffff" loext:char-shading-value="0" style:font-size-asian="12pt" style:font-weight-asian="normal" style:font-size-complex="12pt" style:font-weight-complex="normal"/>
    </style:style>
    <style:style style:name="T202" style:family="text">
      <style:text-properties style:font-name="Times New Roman" fo:font-size="12pt" fo:font-weight="normal" officeooo:rsid="02ef9ce0" style:letter-kerning="false" fo:background-color="#ffffff" loext:char-shading-value="0" style:font-size-asian="12pt" style:font-weight-asian="normal" style:font-size-complex="12pt" style:font-weight-complex="normal"/>
    </style:style>
    <style:style style:name="T203" style:family="text">
      <style:text-properties style:font-name="Times New Roman" fo:font-size="12pt" fo:font-weight="normal" officeooo:rsid="03245b8b" style:letter-kerning="false" fo:background-color="#ffffff" loext:char-shading-value="0" style:font-size-asian="12pt" style:font-weight-asian="normal" style:font-size-complex="12pt" style:font-weight-complex="normal"/>
    </style:style>
    <style:style style:name="T204" style:family="text">
      <style:text-properties style:font-name="Times New Roman" fo:font-size="12pt" fo:font-weight="normal" officeooo:rsid="035687f0" style:letter-kerning="false" fo:background-color="#ffffff" loext:char-shading-value="0" style:font-size-asian="12pt" style:font-weight-asian="normal" style:font-size-complex="12pt" style:font-weight-complex="normal"/>
    </style:style>
    <style:style style:name="T205" style:family="text">
      <style:text-properties style:font-name="Times New Roman" fo:font-size="12pt" fo:font-weight="normal" officeooo:rsid="0357ddc9" style:letter-kerning="false" fo:background-color="#ffffff" loext:char-shading-value="0" style:font-size-asian="12pt" style:font-weight-asian="normal" style:font-size-complex="12pt" style:font-weight-complex="normal"/>
    </style:style>
    <style:style style:name="T206" style:family="text">
      <style:text-properties style:font-name="Times New Roman" fo:font-size="12pt" fo:font-weight="normal" officeooo:rsid="03798f05" style:letter-kerning="false" fo:background-color="#ffffff" loext:char-shading-value="0" style:font-size-asian="12pt" style:font-weight-asian="normal" style:font-size-complex="12pt" style:font-weight-complex="normal"/>
    </style:style>
    <style:style style:name="T207" style:family="text">
      <style:text-properties style:font-name="Times New Roman" fo:font-size="12pt" fo:font-weight="normal" officeooo:rsid="02c6aba7" style:letter-kerning="false" fo:background-color="transparent" loext:char-shading-value="0" style:font-size-asian="12pt" style:font-weight-asian="normal" style:font-size-complex="12pt" style:font-weight-complex="normal"/>
    </style:style>
    <style:style style:name="T208" style:family="text">
      <style:text-properties style:font-name="Times New Roman" fo:font-size="12pt" fo:font-weight="normal" officeooo:rsid="00a5fbc9" style:letter-kerning="false" fo:background-color="transparent" loext:char-shading-value="0" style:font-size-asian="12pt" style:font-weight-asian="normal" style:font-size-complex="12pt" style:font-weight-complex="normal"/>
    </style:style>
    <style:style style:name="T209" style:family="text">
      <style:text-properties style:font-name="Times New Roman" fo:font-size="12pt" fo:font-weight="normal" officeooo:rsid="0125fe36" style:letter-kerning="false" fo:background-color="transparent" loext:char-shading-value="0" style:font-size-asian="12pt" style:font-weight-asian="normal" style:font-size-complex="12pt" style:font-weight-complex="normal"/>
    </style:style>
    <style:style style:name="T210" style:family="text">
      <style:text-properties style:font-name="Times New Roman" fo:font-size="12pt" fo:font-weight="normal" officeooo:rsid="01272d6c" style:letter-kerning="false" fo:background-color="transparent" loext:char-shading-value="0" style:font-size-asian="12pt" style:font-weight-asian="normal" style:font-size-complex="12pt" style:font-weight-complex="normal"/>
    </style:style>
    <style:style style:name="T211" style:family="text">
      <style:text-properties style:font-name="Times New Roman" fo:font-size="12pt" fo:font-weight="normal" officeooo:rsid="02cf0551" style:letter-kerning="false" fo:background-color="transparent" loext:char-shading-value="0" style:font-size-asian="12pt" style:font-weight-asian="normal" style:font-size-complex="12pt" style:font-weight-complex="normal"/>
    </style:style>
    <style:style style:name="T212" style:family="text">
      <style:text-properties style:font-name="Times New Roman" fo:font-size="12pt" fo:font-weight="normal" officeooo:rsid="034cb3e3" style:letter-kerning="false" fo:background-color="transparent" loext:char-shading-value="0" style:font-size-asian="12pt" style:font-weight-asian="normal" style:font-size-complex="12pt" style:font-weight-complex="normal"/>
    </style:style>
    <style:style style:name="T213" style:family="text">
      <style:text-properties style:font-name="Times New Roman" fo:font-size="12pt" fo:font-weight="normal" officeooo:rsid="03767105" style:letter-kerning="false" fo:background-color="transparent" loext:char-shading-value="0" style:font-size-asian="12pt" style:font-weight-asian="normal" style:font-size-complex="12pt" style:font-weight-complex="normal"/>
    </style:style>
    <style:style style:name="T214" style:family="text">
      <style:text-properties style:font-name="Times New Roman" fo:font-size="12pt" fo:font-weight="normal" officeooo:rsid="00a5fbc9" style:font-size-asian="12pt" style:font-weight-asian="normal" style:font-size-complex="12pt" style:font-weight-complex="normal"/>
    </style:style>
    <style:style style:name="T215" style:family="text">
      <style:text-properties style:font-name="Times New Roman" fo:font-size="12pt" fo:font-weight="normal" officeooo:rsid="0152fdec" style:font-size-asian="12pt" style:font-weight-asian="normal" style:font-size-complex="12pt" style:font-weight-complex="normal"/>
    </style:style>
    <style:style style:name="T216" style:family="text">
      <style:text-properties style:font-name="Times New Roman" fo:font-size="12pt" fo:font-weight="normal" officeooo:rsid="036a4805" style:font-size-asian="12pt" style:font-weight-asian="normal" style:font-size-complex="12pt" style:font-weight-complex="normal"/>
    </style:style>
    <style:style style:name="T217" style:family="text">
      <style:text-properties style:font-name="Times New Roman" fo:font-size="12pt" fo:font-weight="normal" officeooo:rsid="01577c75" style:font-size-asian="12pt" style:font-weight-asian="normal" style:font-size-complex="12pt" style:font-weight-complex="normal"/>
    </style:style>
    <style:style style:name="T218" style:family="text">
      <style:text-properties style:text-underline-style="solid" style:text-underline-width="auto" style:text-underline-color="font-color" fo:font-weight="bold" officeooo:rsid="00a5fbc9" fo:background-color="transparent" loext:char-shading-value="0" style:font-weight-asian="bold" style:font-name-complex="Times New Roman1" style:font-weight-complex="bold" loext:padding="0in" loext:border="none"/>
    </style:style>
    <style:style style:name="T219" style:family="text">
      <style:text-properties style:text-underline-style="solid" style:text-underline-width="auto" style:text-underline-color="font-color" fo:font-weight="bold" officeooo:rsid="01fed01f" fo:background-color="transparent" loext:char-shading-value="0" style:font-weight-asian="bold" style:font-name-complex="Times New Roman1" style:font-weight-complex="bold" loext:padding="0in" loext:border="none"/>
    </style:style>
    <style:style style:name="T220" style:family="text">
      <style:text-properties style:text-underline-style="solid" style:text-underline-width="auto" style:text-underline-color="font-color" fo:font-weight="bold" officeooo:rsid="00da2b2a" fo:background-color="transparent" loext:char-shading-value="0" style:font-weight-asian="bold" style:font-name-complex="Times New Roman1" style:font-weight-complex="bold" loext:padding="0in" loext:border="none"/>
    </style:style>
    <style:style style:name="T221" style:family="text">
      <style:text-properties fo:language="en" fo:country="US" fo:font-style="italic" fo:font-weight="normal" officeooo:rsid="00a5fbc9" fo:background-color="transparent" loext:char-shading-value="0" style:font-style-asian="italic" style:font-weight-asian="normal" style:font-style-complex="italic" style:font-weight-complex="normal"/>
    </style:style>
    <style:style style:name="T222" style:family="text">
      <style:text-properties officeooo:rsid="038daeaa"/>
    </style:style>
    <style:style style:name="T223" style:family="text">
      <style:text-properties officeooo:rsid="038e64a4"/>
    </style:style>
    <style:style style:name="T224" style:family="text">
      <style:text-properties officeooo:rsid="038ea9f3"/>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8">Fall 2023 ISEC 885: Idea Concept </text:span><text:span text:style-name="T219">Second</text:span><text:span text:style-name="T218"> Draft</text:span><text:span text:style-name="T220">.</text:span></text:p>
      <text:p text:style-name="P13"><text:span text:style-name="T128">I</text:span><text:span text:style-name="T129">ntroduction:</text:span></text:p>
      <text:p text:style-name="P18"><text:span text:style-name="T140"><text:tab/>The exploratory research for the Fall 2023 ISEC 885 course aims to develop a problem direction for a doctoral research idea concept paper leading to an idea paper, with the ultimate objective of improving certain aspects within the field of asynchronous consensus, yet to be determined. </text:span><text:span text:style-name="T145">a</text:span><text:span text:style-name="T140">synchronous consensus holds immense significance in distributed systems and blockchain technology, as it forms the </text:span><text:span text:style-name="T141">underlying architecture for coming to an</text:span><text:span text:style-name="T140"> agreement and coordinati</text:span><text:span text:style-name="T142">on</text:span><text:span text:style-name="T141"> </text:span><text:span text:style-name="T140">among</text:span><text:span text:style-name="T141">st</text:span><text:span text:style-name="T140"> </text:span><text:span text:style-name="T141">peers</text:span><text:span text:style-name="T140"> that </text:span><text:span text:style-name="T143">all </text:span><text:span text:style-name="T140">operate independently, all without time synchronization. </text:span><text:span text:style-name="T148">Previous literature </text:span><text:span text:style-name="T149">has addressed the need for further</text:span><text:span text:style-name="T150"> </text:span><text:span text:style-name="T149">exploration in </text:span><text:span text:style-name="T150">the field of </text:span><text:span text:style-name="T148">a</text:span><text:span text:style-name="T150">synchronous consensus </text:span><text:span text:style-name="T148">as being arguably the most appropriate solutions for building high-assurance and intrusion tolerant permissioned blockchain environment</text:span><text:span text:style-name="T151">s</text:span><text:span text:style-name="T148">, as asynchronous protocols inherently perform more robustly against timing and denial-of-service (DoS) attacks. Especially over unprotected networks such as the internet </text:span><text:span text:style-name="T2">(</text:span><text:span text:style-name="T3">Duan et al., 2018</text:span><text:span text:style-name="T2">)</text:span><text:span text:style-name="T148">. </text:span><text:span text:style-name="T144">T</text:span><text:span text:style-name="T131">he Honey Badger B</text:span><text:span text:style-name="T132">yzantine </text:span><text:span text:style-name="T131">F</text:span><text:span text:style-name="T132">ault </text:span><text:span text:style-name="T131">T</text:span><text:span text:style-name="T132">olerance (HBFT)</text:span><text:span text:style-name="T131"> protocol </text:span><text:span text:style-name="T132">claims to be “the first practical asynchronous B</text:span><text:span text:style-name="T133">yzantine </text:span><text:span text:style-name="T132">F</text:span><text:span text:style-name="T133">ault </text:span><text:span text:style-name="T132">T</text:span><text:span text:style-name="T133">olerant (BFT)</text:span><text:span text:style-name="T132"> protocol, which guarantees liveness without making any timing assumptions“</text:span><text:span text:style-name="T134"> </text:span><text:span text:style-name="T9">(</text:span><text:span text:style-name="T32">Miller et al., 2016 </text:span><text:span text:style-name="T4">"</text:span><text:span text:style-name="T5">Abstract</text:span><text:span text:style-name="T4">," p. </text:span><text:span text:style-name="T5">1</text:span><text:span text:style-name="T9">).</text:span><text:span text:style-name="T10"> HBFT </text:span><text:span text:style-name="T11">will be chosen as </text:span><text:span text:style-name="T10">a bench mark for this research </text:span><text:span text:style-name="T12">as it has been</text:span><text:span text:style-name="T13"> done</text:span><text:span text:style-name="T11"> </text:span><text:span text:style-name="T12">before</text:span><text:span text:style-name="T10"> in the field of </text:span><text:span text:style-name="T14">a</text:span><text:span text:style-name="T10">synchronous consensus </text:span><text:span text:style-name="T14">through </text:span><text:span text:style-name="T15">newer</text:span><text:span text:style-name="T14"> protocols such as BEAT, DUMBO, and Asynchronous Byzantine Fault Tolerance </text:span><text:span text:style-name="T16">(ABFT)</text:span><text:span text:style-name="T14"> that will </text:span><text:span text:style-name="T17">later be </text:span><text:span text:style-name="T18">discussed</text:span><text:span text:style-name="T10">. <text:s/>(</text:span><text:span text:style-name="T6">Knudsen et al., 202</text:span><text:span text:style-name="T5">1,</text:span><text:span text:style-name="T32">Duan et al., 2018, </text:span><text:span text:style-name="T33">and Guo, Lu, Tang, Xu, &amp; Zhang, 2020)</text:span></text:p>
      <text:p text:style-name="P21"><text:span text:style-name="T9"><text:tab/></text:span><text:span text:style-name="T19">The initial goal of </text:span><text:span text:style-name="T15">the</text:span><text:span text:style-name="T19"> research will be to redeploy </text:span><text:span text:style-name="T20">an</text:span><text:span text:style-name="T19"> </text:span><text:span text:style-name="T21">instance of</text:span><text:span text:style-name="T19"> HBFT </text:span><text:span text:style-name="T22">and establish a baseline </text:span><text:span text:style-name="T15">to compare previous and future work to</text:span><text:span text:style-name="T22">.</text:span><text:span text:style-name="T23"> </text:span><text:span text:style-name="T24">The deployment will mimic that of the HBFT deployment of</text:span><text:span text:style-name="T21"> 32, 40, 48, 56, 64, and 104 Amazon EC2 t2.medium instances uniformly distributed throughout its 8 regions spanning 5 continents. </text:span><text:span text:style-name="T25">The batch sizes of these transactions will mimic that of </text:span><text:soft-page-break/><text:span text:style-name="T25">the HBFT such that each node will propose 256, 512, 1024, 2048, 4096,8192, 16384, 32768, 65536, or 131072 transactions. </text:span><text:span text:style-name="T9">(</text:span><text:span text:style-name="T32">Miller et al., 2016</text:span><text:span text:style-name="T4"> "Experiments on Amazon EC2," p. </text:span><text:span text:style-name="T7">9</text:span><text:span text:style-name="T9">). </text:span><text:span text:style-name="T20">The size of each transaction will be a constant of 250 Bytes each.</text:span><text:span text:style-name="T25"> </text:span><text:span text:style-name="T9">(</text:span><text:span text:style-name="T32">Miller et al., 2016</text:span><text:span text:style-name="T4"> "</text:span><text:span text:style-name="T32">Bandwidth Breakdown and Evaluation.</text:span><text:span text:style-name="T4">" p. </text:span><text:span text:style-name="T7">9</text:span><text:span text:style-name="T9">) </text:span><text:span text:style-name="T26">The results of the HBFT findings </text:span><text:span text:style-name="T27">should mimic the original findings that </text:span><text:span text:style-name="T26">state </text:span><text:span text:style-name="T28">the upper bound limits </text:span><text:span text:style-name="T29">of “</text:span><text:span text:style-name="T26">throughput exceeding 20,000 transactions per second for medium size networks of up to 40 nodes. For a large 104 node network, we attain more than 1,500 transactions per second.” </text:span><text:span text:style-name="T9">(</text:span><text:span text:style-name="T32">Miller et al., 2016</text:span><text:span text:style-name="T4"> "</text:span><text:span text:style-name="T34">Experiments on EC2</text:span><text:span text:style-name="T4">" p. </text:span><text:span text:style-name="T8">10</text:span><text:span text:style-name="T9">) </text:span><text:span text:style-name="T26"><text:s/></text:span><text:span text:style-name="T30">Not</text:span><text:span text:style-name="T12">ing</text:span><text:span text:style-name="T30"> that </text:span><text:span text:style-name="T31">the</text:span><text:span text:style-name="T12"> HBFT</text:span><text:span text:style-name="T31"> fault tolerance parameter is set to Faulty Node (F) = </text:span><text:span text:style-name="T27">N</text:span><text:span text:style-name="T31">odes (N) / </text:span><text:span text:style-name="T42">4, </text:span><text:span text:style-name="T43">such that 32</text:span><text:span text:style-name="T44">N</text:span><text:span text:style-name="T43">/8</text:span><text:span text:style-name="T44">F</text:span><text:span text:style-name="T43"> 40</text:span><text:span text:style-name="T44">N</text:span><text:span text:style-name="T43">/10</text:span><text:span text:style-name="T44">F</text:span><text:span text:style-name="T43"> 48</text:span><text:span text:style-name="T44">N</text:span><text:span text:style-name="T43">/12</text:span><text:span text:style-name="T44">F</text:span><text:span text:style-name="T43"> 56</text:span><text:span text:style-name="T44">N</text:span><text:span text:style-name="T43">/14</text:span><text:span text:style-name="T44">F</text:span><text:span text:style-name="T43"> 64</text:span><text:span text:style-name="T44">N</text:span><text:span text:style-name="T43">/16</text:span><text:span text:style-name="T44">F</text:span><text:span text:style-name="T43"> 104</text:span><text:span text:style-name="T44">N</text:span><text:span text:style-name="T43">/26</text:span><text:span text:style-name="T44">F was used. </text:span><text:span text:style-name="T57">Noting that t</text:span><text:span text:style-name="T45">he formula </text:span><text:span text:style-name="T46">F</text:span><text:span text:style-name="T47">=</text:span><text:span text:style-name="T46">N</text:span><text:span text:style-name="T47">/4 was chosen instead of the </text:span><text:span text:style-name="T48">greater</text:span><text:span text:style-name="T47"> fault tolerance of</text:span><text:span text:style-name="T44"> <text:s/></text:span><text:span text:style-name="T46">F</text:span><text:span text:style-name="T47">=</text:span><text:span text:style-name="T46">N</text:span><text:span text:style-name="T47">/3 for ease of division. </text:span><text:span text:style-name="T49">(</text:span><text:span text:style-name="T60">Miller et al., 2016</text:span><text:span text:style-name="T65"> "</text:span><text:span text:style-name="T61">Experiments on EC2</text:span><text:span text:style-name="T65">" p. </text:span><text:span text:style-name="T66">9</text:span><text:span text:style-name="T49">) </text:span><text:span text:style-name="T50">The high level design of the HBFT protocol </text:span><text:span text:style-name="T51">will be </text:span><text:span text:style-name="T52">replicated</text:span><text:span text:style-name="T51"> and </text:span><text:span text:style-name="T50">can be summed up in the </text:span><text:span text:style-name="T51">a</text:span><text:span text:style-name="T50">bstract of DUMBO </text:span><text:span text:style-name="T53">stating </text:span><text:span text:style-name="T50">“ The core of (HBFT) is to achieve batching consensus using </text:span><text:span text:style-name="T54">A</text:span><text:span text:style-name="T50">synchronous </text:span><text:span text:style-name="T54">C</text:span><text:span text:style-name="T50">ommon </text:span><text:span text:style-name="T54">S</text:span><text:span text:style-name="T50">ubset protocol (ACS) of <text:s/>(Ben-Or, Kelmer, &amp; Rabin, 1994</text:span><text:span text:style-name="T53">)</text:span><text:span text:style-name="T50"> constituted with n </text:span><text:span text:style-name="T45">Reliable Broad Cast</text:span><text:span text:style-name="T50"> protocol (RBC) to have each node propose its input, followed by </text:span><text:span text:style-name="T55">(N)</text:span><text:span text:style-name="T50"> </text:span><text:span text:style-name="T45">A</text:span><text:span text:style-name="T50">synchronous </text:span><text:span text:style-name="T56">B</text:span><text:span text:style-name="T50">inary </text:span><text:span text:style-name="T45">A</text:span><text:span text:style-name="T50">greement protocol (ABA) to make a decision for each proposed value (</text:span><text:span text:style-name="T55">N</text:span><text:span text:style-name="T50"> is the total number of nodes)” (</text:span><text:span text:style-name="T62">Guo, Lu, Tang, Xu, &amp; Zhang, 2020</text:span><text:span text:style-name="T63">). It is important to establish a baseline deployment of HBFT that replicates the original findings before creating newer </text:span><text:span text:style-name="T64">research</text:span><text:span text:style-name="T63"> to test against.</text:span></text:p>
      <text:p text:style-name="P14"><text:span text:style-name="T74"><text:tab/></text:span><text:span text:style-name="T78"> </text:span><text:span text:style-name="T79">Simultaneously a</text:span><text:span text:style-name="T80">s the baseline deployment </text:span><text:span text:style-name="T79">of the HBFT </text:span><text:span text:style-name="T80">matures, </text:span><text:span text:style-name="T81">further research will continue off the works </text:span><text:span text:style-name="T82">of</text:span><text:span text:style-name="T81"> </text:span><text:span text:style-name="T83">the </text:span><text:span text:style-name="T81">BEAT, DUMBO, </text:span><text:span text:style-name="T84">a</text:span><text:span text:style-name="T81">nd ABFT </text:span><text:span text:style-name="T84">asynchronous protocols</text:span><text:span text:style-name="T81">. </text:span><text:span text:style-name="T83">The </text:span><text:span text:style-name="T84">three of which all use the HBFT as a baseline </text:span><text:span text:style-name="T85">for their research</text:span><text:span text:style-name="T84">. </text:span><text:span text:style-name="T85">To begin </text:span><text:span text:style-name="T86">BEAT takes the works of HBFT and creates “five asynchronous BFT protocols that are designed to meet different goals (e.g., different performance metrics, different application scenarios) ” ( </text:span><text:span text:style-name="T87">Duan et al., 2018</text:span><text:span text:style-name="T86"> “Abstract” </text:span><text:span text:style-name="T88">p</text:span><text:span text:style-name="T86"> 2</text:span><text:span text:style-name="T89">). </text:span><text:span text:style-name="T90">The BEAT instantiations </text:span><text:soft-page-break/><text:span text:style-name="T90">act as follows when compared to HBFT: </text:span><text:span text:style-name="T91">BEAT0 uses a different threshold encryption, BEAT1 uses a different erasure-coded broadcast, BEAT2 </text:span><text:span text:style-name="T92">changes the HBFT logic by </text:span><text:span text:style-name="T91">opportunistically mov</text:span><text:span text:style-name="T92">ing</text:span><text:span text:style-name="T91"> the encryption part of the threshold encryption to the client, </text:span><text:span text:style-name="T92">BEAT3 </text:span><text:span text:style-name="T111">c</text:span><text:span text:style-name="T92">hanges the HBFT primitive and becomes a BFT storage system by replacing the RBC with Bandwidth-efficient Asynchronous Verifiable Information Dispersal (AVID-FP), </text:span><text:span text:style-name="T93">and BEAT4 </text:span><text:span text:style-name="T94">reduces read bandwidth making it more suitable for clients who read only a fraction of stored transactions. </text:span><text:span text:style-name="T86">(</text:span><text:span text:style-name="T87">Duan et al., 2018</text:span><text:span text:style-name="T86"> “The BEAT protocols” </text:span><text:span text:style-name="T90">p. </text:span><text:span text:style-name="T86">2</text:span><text:span text:style-name="T95">) </text:span><text:span text:style-name="T96"><text:s/>BEAT was chosen for this research because it builds upon the logic of HBFT and creates different instances with different design goals. Next, DUMBO was chosen for the research because its extends the research of BEAT and HBFT by creating </text:span><text:span text:style-name="T97">t</text:span><text:span text:style-name="T85">w</text:span><text:span text:style-name="T97">o protocols DUMBO1 and DUMBO2 </text:span><text:span text:style-name="T98">based off the HBFT </text:span><text:span text:style-name="T85">codebase</text:span><text:span text:style-name="T98"> and </text:span><text:span text:style-name="T99">the </text:span><text:span text:style-name="T98">findings from BEAT</text:span><text:span text:style-name="T97">. DUMBO1 runs a small K (independent of N) instances of ABA </text:span><text:span text:style-name="T85">while</text:span><text:span text:style-name="T97"> DUMBO2 reduce</text:span><text:span text:style-name="T98">s</text:span><text:span text:style-name="T97"> it further down to a constant. </text:span><text:span text:style-name="T98">The premise behind DUMBO being that “(1) reducing the number of ABA instances significantly improves efficiency; and (2) using multi-valued validated Byzantine agreement (MVBA) which was considered sub-optimal for ACS in HBFT in a more careful way could actually lead to a much more efficient ACS” </text:span><text:span text:style-name="T100">(</text:span><text:span text:style-name="T87">Duan et al., 2018</text:span><text:span text:style-name="T86"> “</text:span><text:span text:style-name="T100">Abstract</text:span><text:span text:style-name="T86">” </text:span><text:span text:style-name="T90">p. </text:span><text:span text:style-name="T100">1). </text:span><text:span text:style-name="T101">DUMBO was chosen for this research because it extends the research of BEAT and HBFT. </text:span><text:span text:style-name="T102">Lastly, </text:span><text:span text:style-name="T111">the </text:span><text:span text:style-name="T102">ABFT </text:span><text:span text:style-name="T103">protocol</text:span><text:span text:style-name="T102"> was chosen for this research because it is a</text:span><text:span text:style-name="T81">n amalgamation of the works of HBFT, BEAT, and DUMBO (Knudsen, Li, Notland, Haro, &amp; Ræder, 2021 </text:span><text:span text:style-name="T76">"</text:span><text:span text:style-name="T75">ABFT Design and Implementation</text:span><text:span text:style-name="T73"> on EC2</text:span><text:span text:style-name="T76">" p. </text:span><text:span text:style-name="T77">9</text:span><text:span text:style-name="T81">). </text:span><text:span text:style-name="T104">The basis of the ABFT logic </text:span><text:span text:style-name="T103">when compared to HBFT</text:span><text:span text:style-name="T104"> is that it “integrates threshold Elliptic Curve Digital Signature Algorithm (ECDSA) signatures and optimization of erasure coding parameters, as well as additional, implementation-level optimizations” </text:span><text:span text:style-name="T76">(</text:span><text:span text:style-name="T105">Knudsen et al., 2021</text:span><text:span text:style-name="T76">, "</text:span><text:span text:style-name="T104">Abstract</text:span><text:span text:style-name="T76">," p. </text:span><text:span text:style-name="T104">1</text:span><text:span text:style-name="T76">). </text:span><text:span text:style-name="T106">Because ABFT combines the works of HBFT, BEAT, and DUMBO, it was </text:span><text:span text:style-name="T103">also </text:span><text:span text:style-name="T106">chosen </text:span><text:span text:style-name="T111">for </text:span><text:span text:style-name="T107">the</text:span><text:span text:style-name="T106"> research.</text:span></text:p>
      <text:p text:style-name="P16"><text:soft-page-break/>Problem:</text:p>
      <text:p text:style-name="P15"><text:span text:style-name="T108"><text:tab/>The objective of this section is to </text:span><text:span text:style-name="T109">highlight</text:span><text:span text:style-name="T108"> the </text:span><text:span text:style-name="T109">problems</text:span><text:span text:style-name="T108"> outlined in the ABFT literature, providing a foundation for prospective research directions. These challenges serve as potential avenues for future research. By exploring and addressing these issues, the goal is to contribute to the advancement of the field of asynchronous consensus through a doctoral research concept paper based off the research of ABFT </text:span><text:span text:style-name="T109">and the previous asynchronous consensus protocols that contributed to the work. </text:span><text:span text:style-name="T110">The potential problem directions defined by ABFT are presented below:</text:span></text:p>
      <text:p text:style-name="P10"><text:span text:style-name="T126">Threshold </text:span><text:span text:style-name="T221">Elliptic Curve Digital Signature Algorithm</text:span><text:span text:style-name="T126"> Scheme </text:span><text:span text:style-name="T127">Problem</text:span><text:span text:style-name="T114">: </text:span></text:p>
      <text:p text:style-name="P22"><text:span text:style-name="T153"><text:tab/></text:span><text:span text:style-name="T152">In </text:span><text:span text:style-name="T153">(</text:span><text:span text:style-name="T6">Knudsen et al., 2021</text:span><text:span text:style-name="T153">, "</text:span><text:span text:style-name="T152">Limitation of </text:span><text:span text:style-name="T153">ABFT," p. </text:span><text:span text:style-name="T156">7</text:span><text:span text:style-name="T153">) </text:span><text:span text:style-name="T156">it is stated that ABFT</text:span><text:span text:style-name="T153"> does not fully implement the threshold ECDSA scheme and relies on a trusted dealer for precomputing signing material. A problem to address is </text:span><text:span text:style-name="T174">the need to develop </text:span><text:span text:style-name="T153">a method </text:span><text:span text:style-name="T175">of</text:span><text:span text:style-name="T153"> implementing the full threshold ECDSA scheme within ABFT </text:span><text:span text:style-name="T176">with out a trusted dealer</text:span><text:span text:style-name="T177">.</text:span><text:span text:style-name="T153"> Further research is needed to quantify the performance benefits of threshold ECDSA signatures </text:span><text:span text:style-name="T175">versus</text:span><text:span text:style-name="T153"> threshold </text:span><text:span text:style-name="T177">Boneh-Lynn-Shacham (BLS) signatures</text:span><text:span text:style-name="T153">. </text:span><text:span text:style-name="T178">When it comes to ECDSA threshold signatures, the</text:span><text:span text:style-name="T153"> precomputed partial signature mechanism can add to the setup </text:span><text:span text:style-name="T178">cost</text:span><text:span text:style-name="T153"> </text:span><text:span text:style-name="T178">while increasing run-time savings </text:span><text:span text:style-name="T186">while also</text:span><text:span text:style-name="T179"> limiting scalability</text:span><text:span text:style-name="T178">. In contra</text:span><text:span text:style-name="T180">st</text:span><text:span text:style-name="T178">, BLS signatures often have lower setup costs due to </text:span><text:span text:style-name="T181">the </text:span><text:span text:style-name="T178">simplified key management and consistent signature sizes. </text:span><text:span text:style-name="T182">BLS signatures individually are generally not as fast or efficient as ECDSA signatures </text:span><text:span text:style-name="T179">when signing a single transaction,</text:span><text:span text:style-name="T182"> but can be advantageous in scenarios where multiple signatures are needed to be combined, as in the case of consensus algorithms. </text:span><text:span text:style-name="T153">(</text:span><text:span text:style-name="T6">Knudsen et al., 2021</text:span><text:span text:style-name="T153">, "</text:span><text:span text:style-name="T183">T</text:span><text:span text:style-name="T153">hreshold ECDSA </text:span><text:span text:style-name="T183">S</text:span><text:span text:style-name="T153">ignatures" p. </text:span><text:span text:style-name="T183">2</text:span><text:span text:style-name="T153">) </text:span><text:span text:style-name="T179">The ABFT research directly states “concern is related to the amount of additional computational resources needed to maintain enough precomputed signing material for each round of ABFT and how the cost of this compares to the performance benefit of </text:span><text:soft-page-break/><text:span text:style-name="T179">threshold ECDSA signatures over the previously used threshold BLS signatures</text:span><text:span text:style-name="T207">” </text:span><text:span text:style-name="T208">(</text:span><text:span text:style-name="T35">Knudsen et al., 2021</text:span><text:span text:style-name="T208">, "</text:span><text:span text:style-name="T209">Limitation of </text:span><text:span text:style-name="T208">ABFT," p. </text:span><text:span text:style-name="T210">7</text:span><text:span text:style-name="T208">) . </text:span><text:span text:style-name="T211">Signifying the need for research comparing </text:span><text:span text:style-name="T213">a</text:span><text:span text:style-name="T211"> </text:span><text:span text:style-name="T213">new </text:span><text:span text:style-name="T211">fully implemented </text:span><text:span text:style-name="T213">dealer-less </text:span><text:span text:style-name="T211">threshold ECDSA schem</text:span><text:span text:style-name="T213">a</text:span><text:span text:style-name="T211">, </text:span><text:span text:style-name="T213">the original</text:span><text:span text:style-name="T212"> trusted dealer </text:span><text:span text:style-name="T211">threshold </text:span><text:span text:style-name="T212">ECDSA schema, and the previously used</text:span><text:span text:style-name="T211"> BLS signatures.</text:span></text:p>
      <text:p text:style-name="P10"><text:span text:style-name="T126">Experimental Setup </text:span><text:span text:style-name="T127">Problem</text:span><text:span text:style-name="T114">: </text:span></text:p>
      <text:p text:style-name="P23"><text:span text:style-name="T153"><text:tab/></text:span><text:span text:style-name="T152">In </text:span><text:span text:style-name="T153">(</text:span><text:span text:style-name="T6">Knudsen et al., 2021</text:span><text:span text:style-name="T153">, "</text:span><text:span text:style-name="T156">Threats to Validity</text:span><text:span text:style-name="T153">," p. </text:span><text:span text:style-name="T156">7</text:span><text:span text:style-name="T153">) </text:span><text:span text:style-name="T156">it is stated </text:span><text:span text:style-name="T153">that the experimental setup </text:span><text:span text:style-name="T187">of ABFT</text:span><text:span text:style-name="T153"> is based on previous related work, which might have limitations in terms of external validity. </text:span><text:span text:style-name="T188">R</text:span><text:span text:style-name="T153">esearch </text:span><text:span text:style-name="T188">is needed to</text:span><text:span text:style-name="T153"> explore different experimental setups and network environments to validate </text:span><text:span text:style-name="T189">ABFT and previous </text:span><text:span text:style-name="T153">protocol's performance</text:span><text:span text:style-name="T189">s</text:span><text:span text:style-name="T153"> under various conditions </text:span><text:span text:style-name="T188">and deployments. The</text:span><text:span text:style-name="T190"> ABFT research along with the DUMBO and BEAT research all </text:span><text:span text:style-name="T191">support this need </text:span><text:span text:style-name="T189">by</text:span><text:span text:style-name="T191"> </text:span><text:span text:style-name="T186">re</text:span><text:span text:style-name="T190">deploy</text:span><text:span text:style-name="T189">ing</text:span><text:span text:style-name="T190"> </text:span><text:span text:style-name="T192">HBFT via the original Python code </text:span><text:span text:style-name="T186">or just comparing the results of the original HBFT research</text:span><text:span text:style-name="T192">. A potential research direction could be to replicate HBFT in a different language such as Rust or deployment such as Azure. </text:span><text:span text:style-name="T187">Given the HBFT testing fault tolerance is defined as</text:span><text:span text:style-name="T192"> </text:span><text:span text:style-name="T46">F</text:span><text:span text:style-name="T47">=</text:span><text:span text:style-name="T46">N</text:span><text:span text:style-name="T47">/4 <text:s/></text:span><text:span text:style-name="T49">(</text:span><text:span text:style-name="T60">Miller et al., 2016</text:span><text:span text:style-name="T65"> "</text:span><text:span text:style-name="T61">Experiments on EC2</text:span><text:span text:style-name="T65">" p. </text:span><text:span text:style-name="T66">9</text:span><text:span text:style-name="T49">), </text:span><text:span text:style-name="T58"><text:s/>an experimental network setup could </text:span><text:span text:style-name="T59">also</text:span><text:span text:style-name="T58"> include a more fault tolerant network of F=N/3 </text:span><text:span text:style-name="T57">instead of F=N/4</text:span><text:span text:style-name="T59">. Measurements of latency, throughput, and message complexity could be measured and compared to the previous results of HBFT .</text:span></text:p>
      <text:p text:style-name="P10"><text:span text:style-name="T124">Scalability </text:span><text:span text:style-name="T125">Problem</text:span><text:span text:style-name="T130">:</text:span></text:p>
      <text:p text:style-name="P11"><text:span text:style-name="T135"><text:tab/> </text:span><text:span text:style-name="T152">In </text:span><text:span text:style-name="T153">(</text:span><text:span text:style-name="T6">Knudsen et al., 2021</text:span><text:span text:style-name="T153">, "</text:span><text:span text:style-name="T154">Results of RQ1,</text:span><text:span text:style-name="T153">" p. </text:span><text:span text:style-name="T155">6</text:span><text:span text:style-name="T153">) </text:span><text:span text:style-name="T156">it is</text:span><text:span text:style-name="T135"> </text:span><text:span text:style-name="T136">hi</text:span><text:span text:style-name="T137">ghlight</text:span><text:span text:style-name="T138">ed</text:span><text:span text:style-name="T137"> that a</text:span><text:span text:style-name="T153">s the number of nodes in the network increases, the communication overhead grows, which can lead to network congestion </text:span><text:span text:style-name="T157">with less throughput</text:span><text:span text:style-name="T153"> and increased latency. </text:span><text:span text:style-name="T154">The </text:span><text:span text:style-name="T153">scalability </text:span><text:span text:style-name="T158">problem</text:span><text:span text:style-name="T153"> with ABFT make it less practical for very large networks or networks with a high churn rate. </text:span><text:span text:style-name="T154">There is a need to develop </text:span><text:soft-page-break/><text:span text:style-name="T155">asynchronous consensus</text:span><text:span text:style-name="T154"> in such a way that </text:span><text:span text:style-name="T157">ABFT </text:span><text:span text:style-name="T154">can scale practically. </text:span><text:span text:style-name="T159">More research can be done on the ECDSA threshold signatures vs the BLS signatures </text:span><text:span text:style-name="T160">Dilemma</text:span><text:span text:style-name="T159">. By eliminating the need for ECDSA’s precomputed signatures </text:span><text:span text:style-name="T160">and using</text:span><text:span text:style-name="T159"> BLS aggregated signatures, there could be a potential to increase scalability </text:span><text:span text:style-name="T160">with performance trade-offs. The previous research of ABFT </text:span><text:span text:style-name="T161">that uses</text:span><text:span text:style-name="T162"> ECDSA </text:span><text:span text:style-name="T161">signatures </text:span><text:span text:style-name="T162">deploys 100 </text:span><text:span text:style-name="T161">nodes</text:span><text:span text:style-name="T162"> while also deploying the same amount of HBFT using BLS </text:span><text:span text:style-name="T161">signatures</text:span><text:span text:style-name="T162">. </text:span><text:span text:style-name="T153">(</text:span><text:span text:style-name="T6">Knudsen et al., 2021</text:span><text:span text:style-name="T153">, "</text:span><text:span text:style-name="T163">Results of Q1</text:span><text:span text:style-name="T153">" p. </text:span><text:span text:style-name="T163">6</text:span><text:span text:style-name="T153">)</text:span><text:span text:style-name="T162"> </text:span><text:span text:style-name="T161">Because the research only scaled to100 nodes, more research can be given in the context of larger scale networks. Because ABFT uses ECDSA with the precomputed signing material, </text:span><text:span text:style-name="T164">more pre-signing material</text:span><text:span text:style-name="T165">s</text:span><text:span text:style-name="T164"> </text:span><text:span text:style-name="T166">are</text:span><text:span text:style-name="T164"> needed to</text:span><text:span text:style-name="T161"> scale compared to using BLS signatures that can be used to aggregate multiple signatures.</text:span><text:span text:style-name="T153">(</text:span><text:span text:style-name="T6">Knudsen et al., 2021</text:span><text:span text:style-name="T153">, "</text:span><text:span text:style-name="T154">Threshold ECDSA </text:span><text:span text:style-name="T161">S</text:span><text:span text:style-name="T154">ignatures</text:span><text:span text:style-name="T153">" p. </text:span><text:span text:style-name="T166">2) The research of scalability could be measured in throughput vs latency where the goal would be </text:span><text:span text:style-name="T165">to see if</text:span><text:span text:style-name="T166"> BLS signatures outperform ECDSA in throughput as the network scales, while </text:span><text:span text:style-name="T165">realistically</text:span><text:span text:style-name="T166"> giving up latency</text:span><text:span text:style-name="T194">.</text:span><text:span text:style-name="T195"> </text:span><text:span text:style-name="T196">Then a</text:span><text:span text:style-name="T194">fter providing </text:span><text:span text:style-name="T200">evidence</text:span><text:span text:style-name="T194"> </text:span><text:span text:style-name="T200">off BLS signatures outperforming ECDSA on throughput scalability past </text:span><text:span text:style-name="T201">(N) amount of</text:span><text:span text:style-name="T200"> nodes,</text:span><text:span text:style-name="T194"> </text:span><text:span text:style-name="T197">further</text:span><text:span text:style-name="T194"> research could be proposed on how to </text:span><text:span text:style-name="T196">decrease </text:span><text:span text:style-name="T194">latency </text:span><text:span text:style-name="T196">while still maintaining </text:span><text:span text:style-name="T194">gains </text:span><text:span text:style-name="T196">in</text:span><text:span text:style-name="T194"> throughput </text:span><text:span text:style-name="T196">as the network scales</text:span><text:span text:style-name="T194">.</text:span></text:p>
      <text:p text:style-name="P10"><text:span text:style-name="T126">Handling Network Degradation </text:span><text:span text:style-name="T127">Problem</text:span><text:span text:style-name="T114">: </text:span></text:p>
      <text:p text:style-name="P12"><text:span text:style-name="T153"><text:tab/></text:span><text:span text:style-name="T152">In </text:span><text:span text:style-name="T153">(</text:span><text:span text:style-name="T6">Knudsen et al., 2021</text:span><text:span text:style-name="T153">, "</text:span><text:span text:style-name="T154">Results of RQ</text:span><text:span text:style-name="T155">2</text:span><text:span text:style-name="T154">,</text:span><text:span text:style-name="T153">" p. </text:span><text:span text:style-name="T155">7</text:span><text:span text:style-name="T153">) </text:span><text:span text:style-name="T167">it states that</text:span><text:span text:style-name="T153"> ABFT performs well when the number of affected nodes is less than the fault tolerance, </text:span><text:span text:style-name="T167">but </text:span><text:span text:style-name="T158">has a problem of </text:span><text:span text:style-name="T167">degrad</text:span><text:span text:style-name="T158">ing</text:span><text:span text:style-name="T167"> as the number of affected nodes becomes greater than the fault tolerance</text:span><text:span text:style-name="T153">, there </text:span><text:span text:style-name="T167">is need for</text:span><text:span text:style-name="T153"> </text:span><text:span text:style-name="T168">improving the</text:span><text:span text:style-name="T153"> handling </text:span><text:span text:style-name="T168">of </text:span><text:span text:style-name="T153">network degradation grow</text:span><text:span text:style-name="T167">ing </text:span><text:span text:style-name="T153">larger than the fault tolerance. </text:span><text:span text:style-name="T169">The</text:span><text:span text:style-name="T195"> ABFT </text:span><text:span text:style-name="T198">research found that performance didn't degrade </text:span><text:span text:style-name="T195">even when some network nodes </text:span><text:span text:style-name="T198">were</text:span><text:span text:style-name="T195"> affected, as long as the number of affected nodes (M) is less than the fault tolerance (</text:span><text:span text:style-name="T198">F</text:span><text:span text:style-name="T195">). In </text:span><text:span text:style-name="T199">the research</text:span><text:span text:style-name="T195"> scenario </text:span><text:span text:style-name="T199">of</text:span><text:span text:style-name="T195"> 8 nodes and a fault tolerance of 2, having 2 nodes affected did not significantly impact performance. However, </text:span><text:span text:style-name="T199">ABFT </text:span><text:soft-page-break/><text:span text:style-name="T199">mentions that</text:span><text:span text:style-name="T195"> if M exceeds the fault tolerance, performance degrades and latency increases. ABFT still ensures termination and security without needing protocol changes but expects performance degradation when certain message thresholds are not met. </text:span><text:span text:style-name="T154">There is a need to</text:span><text:span text:style-name="T153"> explore adaptive strategies to mitigate the harsh performance degradation observed under such conditions</text:span><text:span text:style-name="T154">.</text:span><text:span text:style-name="T202"> </text:span><text:span text:style-name="T203">These exploratory strategies can include load balancing, selective switching, selective recovery, or adjusting the fault tolerance threshold based on network conditions. </text:span><text:span text:style-name="T204">Previous research supports these similar techniques such as BEAT2 opportunistically moving the threshold encryption to the client side </text:span><text:span text:style-name="T36">(</text:span><text:span text:style-name="T37">Duan et al., 2018</text:span><text:span text:style-name="T36"> “</text:span><text:span text:style-name="T38">BEAT2</text:span><text:span text:style-name="T36">” </text:span><text:span text:style-name="T39">p.</text:span><text:span text:style-name="T36"> </text:span><text:span text:style-name="T41">7</text:span><text:span text:style-name="T40">)</text:span><text:span text:style-name="T204">, and the </text:span><text:span text:style-name="T206">how the </text:span><text:span text:style-name="T204">optimistic mode of</text:span><text:span text:style-name="T205"> </text:span><text:span text:style-name="T204">BEAT4 requests fingerprinted cross-checksum </text:span><text:span text:style-name="T206">from a single or multiple servers</text:span><text:span text:style-name="T204">. </text:span><text:span text:style-name="T36">(</text:span><text:span text:style-name="T37">Duan et al., 2018</text:span><text:span text:style-name="T36"> “</text:span><text:span text:style-name="T38">BEAT</text:span><text:span text:style-name="T41">4</text:span><text:span text:style-name="T36">” </text:span><text:span text:style-name="T39">p.</text:span><text:span text:style-name="T36"> </text:span><text:span text:style-name="T41">8</text:span><text:span text:style-name="T40">)</text:span></text:p>
      <text:p text:style-name="P16">Goal:</text:p>
      <text:p text:style-name="P19"><text:span text:style-name="T153"><text:tab/></text:span><text:span text:style-name="T214">The goal of </text:span><text:span text:style-name="T215">the</text:span><text:span text:style-name="T214"> exploratory research, conducted as part of the Fall 2023 ISEC 885 course, is to establish a problem direction for </text:span><text:span text:style-name="T215">a</text:span><text:span text:style-name="T214"> doctoral research idea concept paper, which will lead to </text:span><text:span text:style-name="T216">a</text:span><text:span text:style-name="T214"> research idea paper. </text:span><text:span text:style-name="T215">The</text:span><text:span text:style-name="T214"> goal is centered around the improvement of </text:span><text:span text:style-name="T215">the field of a</text:span><text:span text:style-name="T214">synchronous </text:span><text:span text:style-name="T215">b</text:span><text:span text:style-name="T214">yzantine </text:span><text:span text:style-name="T215">f</text:span><text:span text:style-name="T214">ault </text:span><text:span text:style-name="T215">t</text:span><text:span text:style-name="T214">olerance </text:span><text:span text:style-name="T215">through the ABFT protocol. </text:span><text:span text:style-name="T217">The final outcome will be a </text:span><text:span text:style-name="T153">concrete problem, need, and goal. </text:span><text:span text:style-name="T185">The technical</text:span><text:span text:style-name="T171"> goal</text:span><text:span text:style-name="T185">s</text:span><text:span text:style-name="T171"> of </text:span><text:span text:style-name="T172">the</text:span><text:span text:style-name="T171"> research is to implement </text:span><text:span text:style-name="T193">and deploy the</text:span><text:span text:style-name="T171"> </text:span><text:span text:style-name="T170">HBFT protocol</text:span><text:span text:style-name="T171"> to create a baseline. This baseline will serve as a reference point for comparing both the original work </text:span><text:span text:style-name="T170">of HBFT</text:span><text:span text:style-name="T171"> and any future research endeavors. </text:span><text:span text:style-name="T185">After creating a base line the next technical goal will be</text:span><text:span text:style-name="T173"> replicating and contributing to</text:span><text:span text:style-name="T184"> </text:span><text:span text:style-name="T185">ABFT such that previous results can be compared to and new research proposed.</text:span></text:p>
      <text:p text:style-name="P17"/>
      <text:p text:style-name="P17"/>
      <text:p text:style-name="P17"/>
      <text:h text:style-name="P20" text:outline-level="2"><text:soft-page-break/></text:h>
      <text:h text:style-name="P20" text:outline-level="2">References</text:h>
      <text:p text:style-name="P5"><text:span text:style-name="T131">Abraham, I., Malkhi, D., &amp; Spiegelman, A. (2019). Asymptotically optimal validated asynchronous byzantine agreement. In Proceedings of the 2019 ACM Symposium on Principles of Distributed Computing (pp. 337–346). ACM. </text:span><text:a xlink:type="simple" xlink:href="https://doi.org/10.1145/3293611.3331612" text:style-name="Internet_20_link" text:visited-style-name="Visited_20_Internet_20_Link"><text:span text:style-name="T131">https://doi.org/10.1145/3293611.3331612</text:span></text:a></text:p>
      <text:p text:style-name="P3"/>
      <text:p text:style-name="P4"><text:span text:style-name="T131">Ben-Or, M., Kelmer, B., &amp; Rabin, T. (1994). "Asynchronous secure computations with optimal resilience." In </text:span><text:span text:style-name="Emphasis"><text:span text:style-name="T131">Proceedings of the thirteenth annual ACM symposium on Principles of distributed computing</text:span></text:span><text:span text:style-name="T131"> (pp. 183–192). ACM.</text:span></text:p>
      <text:p text:style-name="P3"/>
      <text:p text:style-name="P9"><text:span text:style-name="T112">Duan, S., Reiter, M., &amp; Zhang, H. (2018). BEAT: Asynchronous BFT Made Practical. </text:span><text:span text:style-name="T113">In ACM SIGSAC Conference on Computer and Communications Security, </text:span><text:span text:style-name="T112">pp. 2028–2041.</text:span><text:span text:style-name="T139"> </text:span><text:a xlink:type="simple" xlink:href="https://doi.org/10.1145/3243734.3243812" text:style-name="Internet_20_link" text:visited-style-name="Visited_20_Internet_20_Link"><text:span text:style-name="T146">https://doi.org/10.1145/3243734.3243812</text:span></text:a></text:p>
      <text:p text:style-name="P6"/>
      <text:p text:style-name="P8"><text:span text:style-name="T131">Guo, B., Lu, Z., Tang, Q., Xu, J., &amp; Zhang, Z. (2020). Dumbo: Faster Asynchronous BFT Protocols. </text:span><text:span text:style-name="Emphasis"><text:span text:style-name="T131">Proceedings of the 2020 ACM SIGSAC Conference on Computer and Communications Security (CCS '20)</text:span></text:span><text:span text:style-name="T131">, 803–818. </text:span><text:a xlink:type="simple" xlink:href="https://doi.org/10.1145/3372297.3417262" office:target-frame-name="_new" xlink:show="replace" text:style-name="Internet_20_link" text:visited-style-name="Visited_20_Internet_20_Link"><text:span text:style-name="T131">https://doi.org/10.1145/3372297.3417262</text:span></text:a></text:p>
      <text:p text:style-name="P6"/>
      <text:p text:style-name="P9"><text:span text:style-name="T139">Knudsen, H., Li, J., Notland, J., Haro, P., &amp; Ræder, T. (2021). High-Performance Asynchronous Byzantine Fault Tolerance Consensus Protocol. </text:span><text:span text:style-name="T147">IEEE International Conference on Blockchain</text:span><text:span text:style-name="T139">, pp. 476-483. </text:span><text:a xlink:type="simple" xlink:href="https://doi.org/10.1109/Blockchain53845.2021.00073" text:style-name="Internet_20_link" text:visited-style-name="Visited_20_Internet_20_Link"><text:span text:style-name="T139">https://doi.org/10.1109/Blockchain53845.2021.00073</text:span></text:a></text:p>
      <text:p text:style-name="P6"/>
      <text:p text:style-name="P9"><text:span text:style-name="T139">Miller, A., Xia, Y., Croman, K., Shi, E., &amp; Song, D. (2016). The Honey Badger of BFT Protocols. </text:span><text:span text:style-name="T147">Proceedings of the 2016 ACM SIGSAC Conference on Computer and Communications Security</text:span><text:span text:style-name="T139">, pp. 31–42. </text:span><text:a xlink:type="simple" xlink:href="https://doi.org/10.1145/2976749.2978399" text:style-name="Internet_20_link" text:visited-style-name="Visited_20_Internet_20_Link"><text:span text:style-name="T139">https://doi.org/10.1145/2976749.2978399</text:span></text:a></text:p>
      <text:p text:style-name="P6"/>
      <text:p text:style-name="P6"/>
      <text:p text:style-name="P6"/>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98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11-06T22:48:43.491339899</dc:date>
    <meta:editing-duration>P15DT23H54M4S</meta:editing-duration>
    <meta:editing-cycles>260</meta:editing-cycles>
    <meta:generator>LibreOffice/6.4.7.2$Linux_X86_64 LibreOffice_project/40$Build-2</meta:generator>
    <meta:document-statistic meta:table-count="0" meta:image-count="0" meta:object-count="0" meta:page-count="8" meta:paragraph-count="27" meta:word-count="2337" meta:character-count="15128" meta:non-whitespace-character-count="12802"/>
  </office:meta>
</office:document-meta>
</file>